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91pt"/>
    </style:style>
    <style:style style:name="co2" style:family="table-column">
      <style:table-column-properties fo:break-before="auto" style:column-width="64.01pt"/>
    </style:style>
    <style:style style:name="co3" style:family="table-column">
      <style:table-column-properties fo:break-before="auto" style:column-width="68.71pt"/>
    </style:style>
    <style:style style:name="co4" style:family="table-column">
      <style:table-column-properties fo:break-before="auto" style:column-width="116.56pt"/>
    </style:style>
    <style:style style:name="co5" style:family="table-column">
      <style:table-column-properties fo:break-before="auto" style:column-width="321.9pt"/>
    </style:style>
    <style:style style:name="co6" style:family="table-column">
      <style:table-column-properties fo:break-before="auto" style:column-width="192.95pt"/>
    </style:style>
    <style:style style:name="co7" style:family="table-column">
      <style:table-column-properties fo:break-before="auto" style:column-width="122.71pt"/>
    </style:style>
    <style:style style:name="ro1" style:family="table-row">
      <style:table-row-properties style:row-height="15pt" fo:break-before="auto" style:use-optimal-row-height="true"/>
    </style:style>
    <style:style style:name="ro2" style:family="table-row">
      <style:table-row-properties style:row-height="26.96pt" fo:break-before="auto" style:use-optimal-row-height="true"/>
    </style:style>
    <style:style style:name="ro3" style:family="table-row">
      <style:table-row-properties style:row-height="46.4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18.5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91.45pt" fo:break-before="auto" style:use-optimal-row-height="true"/>
    </style:style>
    <style:style style:name="ro8" style:family="table-row">
      <style:table-row-properties style:row-height="41.95pt" fo:break-before="auto" style:use-optimal-row-height="false"/>
    </style:style>
    <style:style style:name="ro9" style:family="table-row">
      <style:table-row-properties style:row-height="35.21pt" fo:break-before="auto" style:use-optimal-row-height="true"/>
    </style:style>
    <style:style style:name="ro10" style:family="table-row">
      <style:table-row-properties style:row-height="23.95pt" fo:break-before="auto" style:use-optimal-row-height="true"/>
    </style:style>
    <style:style style:name="ro11" style:family="table-row">
      <style:table-row-properties style:row-height="44.96pt" fo:break-before="auto" style:use-optimal-row-height="false"/>
    </style:style>
    <style:style style:name="ro12" style:family="table-row">
      <style:table-row-properties style:row-height="35.04pt" fo:break-before="auto" style:use-optimal-row-height="true"/>
    </style:style>
    <style:style style:name="ro13" style:family="table-row">
      <style:table-row-properties style:row-height="22.45pt" fo:break-before="auto" style:use-optimal-row-height="false"/>
    </style:style>
    <style:style style:name="ro14" style:family="table-row">
      <style:table-row-properties style:row-height="45.69pt" fo:break-before="auto" style:use-optimal-row-height="false"/>
    </style:style>
    <style:style style:name="ro15" style:family="table-row">
      <style:table-row-properties style:row-height="53.94pt" fo:break-before="auto" style:use-optimal-row-height="false"/>
    </style:style>
    <style:style style:name="ro16" style:family="table-row">
      <style:table-row-properties style:row-height="34.44pt" fo:break-before="auto" style:use-optimal-row-height="false"/>
    </style:style>
    <style:style style:name="ro17" style:family="table-row">
      <style:table-row-properties style:row-height="57.71pt" fo:break-before="auto" style:use-optimal-row-height="true"/>
    </style:style>
    <style:style style:name="ro18"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4" style:family="table-cell" style:parent-style-name="Default">
      <style:text-properties fo:font-size="15pt" fo:font-weight="bold" style:font-size-asian="15pt" style:font-weight-asian="bold" style:font-size-complex="15pt" style:font-weight-complex="bold"/>
    </style:style>
    <style:style style:name="ce5" style:family="table-cell" style:parent-style-name="Default">
      <style:table-cell-properties fo:background-color="#ff99ff"/>
    </style:style>
    <style:style style:name="ce6" style:family="table-cell" style:parent-style-name="Default">
      <style:table-cell-properties fo:border-bottom="none" fo:background-color="#ff99ff" fo:border-left="none" fo:border-right="none" fo:border-top="0.06pt solid #000000"/>
    </style:style>
    <style:style style:name="ce7" style:family="table-cell" style:parent-style-name="Default">
      <style:table-cell-properties fo:background-color="#ffffb1" fo:wrap-option="wrap"/>
      <style:text-properties fo:font-size="12pt" fo:font-weight="bold" style:font-size-asian="12pt" style:font-weight-asian="bold" style:font-size-complex="12pt" style:font-weight-complex="bold"/>
    </style:style>
    <style:style style:name="ce8" style:family="table-cell" style:parent-style-name="Default">
      <style:table-cell-properties fo:background-color="#ffffb1" fo:wrap-option="wrap"/>
    </style:style>
    <style:style style:name="ce9" style:family="table-cell" style:parent-style-name="Default">
      <style:table-cell-properties fo:background-color="#ff99ff" fo:wrap-option="wrap"/>
    </style:style>
    <style:style style:name="ce10" style:family="table-cell" style:parent-style-name="Default">
      <style:table-cell-properties fo:border-bottom="none" fo:background-color="#ff99ff" fo:wrap-option="wrap" fo:border-left="none" fo:border-right="none" fo:border-top="0.06pt solid #000000"/>
    </style:style>
    <style:style style:name="ce11" style:family="table-cell" style:parent-style-name="Default">
      <style:table-cell-properties style:text-align-source="fix" style:repeat-content="false" fo:wrap-option="wrap"/>
      <style:paragraph-properties fo:text-align="start"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ce8"/>
        <table:table-column table:style-name="co5" table:default-cell-style-name="ce3"/>
        <table:table-column table:style-name="co6" table:default-cell-style-name="ce3"/>
        <table:table-column table:style-name="co7" table:default-cell-style-name="ce3"/>
        <table:table-column table:style-name="co2" table:number-columns-repeated="1016" table:default-cell-style-name="Default"/>
        <table:table-row table:style-name="ro1">
          <table:table-cell table:style-name="ce1" office:value-type="string" calcext:value-type="string">
            <text:p>Bjørnar Luteberget, 2016-04-11, based on <text:a xlink:href="https://trv.jbv.no/" xlink:type="simple">https://trv.jbv.no/</text:a></text:p>
          </table:table-cell>
          <table:table-cell table:style-name="ce2" table:number-columns-repeated="3"/>
          <table:table-cell table:style-name="ce7"/>
          <table:table-cell table:style-name="ce2" table:number-columns-repeated="3"/>
          <table:table-cell table:number-columns-repeated="1016"/>
        </table:table-row>
        <table:table-row table:style-name="ro2">
          <table:table-cell table:style-name="ce2" office:value-type="string" calcext:value-type="string">
            <text:p>Phrase class</text:p>
          </table:table-cell>
          <table:table-cell table:style-name="ce2" office:value-type="string" calcext:value-type="string">
            <text:p>Discipline</text:p>
          </table:table-cell>
          <table:table-cell table:style-name="ce2" office:value-type="string" calcext:value-type="string">
            <text:p>Phase</text:p>
          </table:table-cell>
          <table:table-cell table:style-name="ce2" office:value-type="string" calcext:value-type="string">
            <text:p>Statically checkable</text:p>
          </table:table-cell>
          <table:table-cell table:style-name="ce7" office:value-type="string" calcext:value-type="string">
            <text:p>Coverage if relevant</text:p>
          </table:table-cell>
          <table:table-cell table:style-name="ce2" office:value-type="string" calcext:value-type="string">
            <text:p>Original text</text:p>
          </table:table-cell>
          <table:table-cell table:style-name="ce2" office:value-type="string" calcext:value-type="string">
            <text:p>CNL</text:p>
          </table:table-cell>
          <table:table-cell table:style-name="ce2" office:value-type="string" calcext:value-type="string">
            <text:p>Comment</text:p>
          </table:table-cell>
          <table:table-cell table:number-columns-repeated="1016"/>
        </table:table-row>
        <table:table-row table:style-name="ro3">
          <table:table-cell table:style-name="ce3" office:value-type="string" calcext:value-type="string">
            <text:p>Formalia / Meta / Applicability (simple) / Applicability (complex) / Normative / Other</text:p>
          </table:table-cell>
          <table:table-cell table:style-name="ce3" office:value-type="string" calcext:value-type="string">
            <text:p>Track / Signal / Other</text:p>
          </table:table-cell>
          <table:table-cell table:style-name="ce3" office:value-type="string" calcext:value-type="string">
            <text:p>Planning / Construction / Maintenance / Inspection</text:p>
          </table:table-cell>
          <table:table-cell table:style-name="ce3" office:value-type="string" calcext:value-type="string">
            <text:p>Static infrastructure / Low-level infrastructure / Dynamic infrastructure / Other/not relevant</text:p>
          </table:table-cell>
          <table:table-cell table:number-columns-repeated="1020"/>
        </table:table-row>
        <table:table-row table:style-name="ro4">
          <table:table-cell table:number-columns-repeated="6"/>
          <table:table-cell table:style-name="Default"/>
          <table:table-cell table:number-columns-repeated="1017"/>
        </table:table-row>
        <table:table-row table:style-name="ro5">
          <table:table-cell table:style-name="ce4" office:value-type="string" calcext:value-type="string">
            <text:p>Signal/Prosjektering/Forrigling</text:p>
          </table:table-cell>
          <table:table-cell table:number-columns-repeated="1023"/>
        </table:table-row>
        <table:table-row table:style-name="ro6">
          <table:table-cell office:value-type="string" calcext:value-type="string">
            <text:p>Meta</text:p>
          </table:table-cell>
          <table:table-cell table:number-columns-repeated="3"/>
          <table:table-cell office:value-type="string" calcext:value-type="string">
            <text:p>-</text:p>
          </table:table-cell>
          <table:table-cell office:value-type="string" calcext:value-type="string">
            <text:p>Dette kapitlet beskriver krav til forriglingsutrustningen for sikringsanlegg. </text:p>
          </table:table-cell>
          <table:table-cell table:number-columns-repeated="1018"/>
        </table:table-row>
        <table:table-row table:style-name="ro7">
          <table:table-cell office:value-type="string" calcext:value-type="string">
            <text:p>Meta</text:p>
          </table:table-cell>
          <table:table-cell table:number-columns-repeated="4"/>
          <table:table-cell office:value-type="string" calcext:value-type="string">
            <text:p>Krav som kun gjelder ETCS-L2 er merket med L2. Dersom L2 står i forbindelse med overskrift for delkapittel, er hele delkapittelet kun gyldig for trafikkstyring av strekning utrustet med ETCS-L2. Dersom et enkeltkrav er merket med L2, så er det kun dette kravet som er spesifikt for ETCS-L2. Krav som kun gjelder infrastruktur utstyrt med forriglingsutrustning som styrer hovedsignaler og eventuelt ATC, er på tilsvarende måte merket med NSS. Der hverken L2 eller NSS er angitt, så gjelder kravene universelt.</text:p>
          </table:table-cell>
          <table:table-cell table:number-columns-repeated="1018"/>
        </table:table-row>
        <table:table-row table:style-name="ro8">
          <table:table-cell office:value-type="string" calcext:value-type="string">
            <text:p>Other (definition)</text:p>
          </table:table-cell>
          <table:table-cell table:number-columns-repeated="4"/>
          <table:table-cell office:value-type="string" calcext:value-type="string">
            <text:p>Med kjøretillatelse menes i Teknisk regelverk kjøretillatelse gitt av forriglingsutrustningen på bakgrunn av oppfylte tekniske krav, og skal ikke forveksles med kjøretillatelse gitt av togleder/togekspeditør. </text:p>
          </table:table-cell>
          <table:table-cell table:number-columns-repeated="1018"/>
        </table:table-row>
        <table:table-row table:style-name="ro9">
          <table:table-cell office:value-type="string" calcext:value-type="string">
            <text:p>Other</text:p>
          </table:table-cell>
          <table:table-cell table:number-columns-repeated="4"/>
          <table:table-cell office:value-type="string" calcext:value-type="string">
            <text:p>Standardisert teknisk system for signalering og trafikkstyring som består av ETCS nivå 2 og GSM-R (klasse A-systemer). Systemet bruker ombordsignalering og er i henhold til TSI-CCS, ETCS level 2. </text:p>
          </table:table-cell>
          <table:table-cell table:number-columns-repeated="1018"/>
        </table:table-row>
        <table:table-row table:style-name="ro10">
          <table:table-cell office:value-type="string" calcext:value-type="string">
            <text:p>Other</text:p>
          </table:table-cell>
          <table:table-cell table:number-columns-repeated="4"/>
          <table:table-cell office:value-type="string" calcext:value-type="string">
            <text:p>Nasjonalt signalsystem med forriglingsutrustning som styrer optiske hovedsignaler og eventuelt ATC (klasse B). </text:p>
          </table:table-cell>
          <table:table-cell table:number-columns-repeated="1018"/>
        </table:table-row>
        <table:table-row table:style-name="ro9">
          <table:table-cell office:value-type="string" calcext:value-type="string">
            <text:p>Other (definition)</text:p>
          </table:table-cell>
          <table:table-cell table:number-columns-repeated="4"/>
          <table:table-cell office:value-type="string" calcext:value-type="string">
            <text:p>En togvei er sikret når forriglingsutrustningen hindrer kjøretillatelser som er fiendtlige til den sikrede togveien. Betingelser for kjøretillatelse for kjøring med særlig ansvar (Staff responsible (SR)) i L2 er oppfylt. </text:p>
          </table:table-cell>
          <table:table-cell table:number-columns-repeated="1018"/>
        </table:table-row>
        <table:table-row table:style-name="ro3">
          <table:table-cell office:value-type="string" calcext:value-type="string">
            <text:p>Other (definition)</text:p>
          </table:table-cell>
          <table:table-cell table:number-columns-repeated="4"/>
          <table:table-cell office:value-type="string" calcext:value-type="string">
            <text:p>En fastlagt togvei er en sikret togvei hvor det er kontrollert at alle betingelser for sikker togframføring for den fastlagte togveien er tilstede. Betingelser for kjøretillatelse (NSS), og for kjøring med full overvåkning (Full supervision (FS)) i L2 er oppfylt. </text:p>
          </table:table-cell>
          <table:table-cell table:number-columns-repeated="1018"/>
        </table:table-row>
        <table:table-row table:style-name="ro3">
          <table:table-cell office:value-type="string" calcext:value-type="string">
            <text:p>Other (definition)</text:p>
          </table:table-cell>
          <table:table-cell table:number-columns-repeated="4"/>
          <table:table-cell office:value-type="string" calcext:value-type="string">
            <text:p>En delvis fastlagt togvei er en sikret togvei hvor det er kontrollert at alle betingelser for sikker togframføring, unntatt frie sporavsnitt, for den fastlagte togveien er tilstede. Betingelser for kjøretillatelse for kjøring med sikthastighet (On sight (OS)) i L2 er oppfylt. </text:p>
          </table:table-cell>
          <table:table-cell table:number-columns-repeated="1018"/>
        </table:table-row>
        <table:table-row table:style-name="ro10">
          <table:table-cell office:value-type="string" calcext:value-type="string">
            <text:p>Other (definition)</text:p>
          </table:table-cell>
          <table:table-cell table:number-columns-repeated="4"/>
          <table:table-cell office:value-type="string" calcext:value-type="string">
            <text:p>Togvei/skiftevei som ikke samtidig kan være fastlagt med annen togvei/skiftevei på grunn av fare for sammenstøt. </text:p>
          </table:table-cell>
          <table:table-cell table:number-columns-repeated="1018"/>
        </table:table-row>
        <table:table-row table:style-name="ro10">
          <table:table-cell office:value-type="string" calcext:value-type="string">
            <text:p>Other (definition)</text:p>
          </table:table-cell>
          <table:table-cell table:number-columns-repeated="4"/>
          <table:table-cell office:value-type="string" calcext:value-type="string">
            <text:p>Togveier/skifteveier med sluttpunkt i retning mot hverandre i samme spor. </text:p>
          </table:table-cell>
          <table:table-cell table:number-columns-repeated="1018"/>
        </table:table-row>
        <table:table-row table:style-name="ro10">
          <table:table-cell office:value-type="string" calcext:value-type="string">
            <text:p>Other (definition)</text:p>
          </table:table-cell>
          <table:table-cell table:number-columns-repeated="4"/>
          <table:table-cell office:value-type="string" calcext:value-type="string">
            <text:p>Togveier/skifteveier med sluttpunkt parallelt mot middel i samme sporveksel. </text:p>
          </table:table-cell>
          <table:table-cell table:number-columns-repeated="1018"/>
        </table:table-row>
        <table:table-row table:style-name="ro10">
          <table:table-cell office:value-type="string" calcext:value-type="string">
            <text:p>Other (definition)</text:p>
          </table:table-cell>
          <table:table-cell table:number-columns-repeated="4"/>
          <table:table-cell office:value-type="string" calcext:value-type="string">
            <text:p>Område som frigis av togleder, der kjøretøy kan gå i skiftemodus (SH-modus). </text:p>
          </table:table-cell>
          <table:table-cell table:number-columns-repeated="1018"/>
        </table:table-row>
        <table:table-row table:style-name="ro3">
          <table:table-cell office:value-type="string" calcext:value-type="string">
            <text:p>Other (definition)</text:p>
          </table:table-cell>
          <table:table-cell table:number-columns-repeated="4"/>
          <table:table-cell office:value-type="string" calcext:value-type="string">
            <text:p>Et geografisk avgrenset område beregnet for skiftebevegelser uten skifteveier. Grensene er sikret med dekningsgivende objekter, og sporveksler, avsporingstunger og sporsperrer i området må betjenes lokalt. </text:p>
          </table:table-cell>
          <table:table-cell table:number-columns-repeated="1018"/>
        </table:table-row>
        <table:table-row table:style-name="ro3">
          <table:table-cell office:value-type="string" calcext:value-type="string">
            <text:p>Other (definition)</text:p>
          </table:table-cell>
          <table:table-cell table:number-columns-repeated="4"/>
          <table:table-cell office:value-type="string" calcext:value-type="string">
            <text:p>Et geografisk avgrenset område beregnet for arbeid uten skifte- eller togbevegelser. Grensene er sikret med dekningsgivende objekter, og sporveksler, avsporingstunger og sporsperrer i området kan betjenes lokalt. </text:p>
          </table:table-cell>
          <table:table-cell table:number-columns-repeated="1018"/>
        </table:table-row>
        <table:table-row table:style-name="ro10">
          <table:table-cell office:value-type="string" calcext:value-type="string">
            <text:p>Other (definition)</text:p>
          </table:table-cell>
          <table:table-cell table:number-columns-repeated="4"/>
          <table:table-cell office:value-type="string" calcext:value-type="string">
            <text:p>En funksjon i forriglingsutrustningen som sikrer en definert strekning etter sluttpunktet for en kjøretillatelse. </text:p>
          </table:table-cell>
          <table:table-cell table:number-columns-repeated="1018"/>
        </table:table-row>
        <table:table-row table:style-name="ro10">
          <table:table-cell office:value-type="string" calcext:value-type="string">
            <text:p>Other (definition)</text:p>
          </table:table-cell>
          <table:table-cell table:number-columns-repeated="4"/>
          <table:table-cell office:value-type="string" calcext:value-type="string">
            <text:p>Den delen av en sikkerhetssone som må være fri for kjøretøy og andre hindre for at tog-/skiftevei skal kunne fastlegges. </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Dekning</text:p>
          </table:table-cell>
          <table:table-cell table:number-columns-repeated="1018"/>
        </table:table-row>
        <table:table-row table:style-name="ro4">
          <table:table-cell table:number-columns-repeated="5"/>
          <table:table-cell office:value-type="string" calcext:value-type="string">
            <text:p>a) Følgende objekt kan være dekningsgivende:</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Hovedsignal</text:p>
          </table:table-cell>
          <table:table-cell office:value-type="string" calcext:value-type="string">
            <text:p>Et hovedisgnal som viser stopp kan være et dekningsgivende objekt.</text:p>
          </table:table-cell>
          <table:table-cell table:number-columns-repeated="1017"/>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Dvergsignal</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Sporveksel</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Sporsperre</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Avsporingstunge</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Signal E35 Stoppskilt</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 Et hovedsignal skal vise signal ”Stopp” for å være dekningsgivende.</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c) Et dvergsignal skal vise signal ”Kjøring forbudt” for å være dekningsgivende.</text:p>
          </table:table-cell>
          <table:table-cell/>
          <table:table-cell table:style-name="Default"/>
          <table:table-cell table:number-columns-repeated="1016"/>
        </table:table-row>
        <table:table-row table:style-name="ro11">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d) En sporveksel skal være i kontroll og låst i den stillingen som ikke leder inn til området det gis dekning for for å være dekningsgivende.</text:p>
          </table:table-cell>
          <table:table-cell/>
          <table:table-cell table:style-name="Default"/>
          <table:table-cell table:number-columns-repeated="1016"/>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e) En sporsperre skal være i kontroll og låst i pålagt stilling for å være dekningsgivende.</text:p>
          </table:table-cell>
          <table:table-cell table:number-columns-repeated="1018"/>
        </table:table-row>
        <table:table-row table:style-name="ro12">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f) En avsporingstunge skal være i kontroll og låst i den stillingen som ikke leder inn til området det gis dekning for for å være dekningsgivende.</text:p>
          </table:table-cell>
          <table:table-cell table:number-columns-repeated="1018"/>
        </table:table-row>
        <table:table-row table:style-name="ro6">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g) Et stoppskilt er dekningsgivende når det ikke er gitt kjøretillatelse forbi stoppskiltet. </text:p>
          </table:table-cell>
          <table:table-cell table:number-columns-repeated="1018"/>
        </table:table-row>
        <table:table-row table:style-name="ro10">
          <table:table-cell office:value-type="string" calcext:value-type="string">
            <text:p>Other (definition)</text:p>
          </table:table-cell>
          <table:table-cell table:number-columns-repeated="4"/>
          <table:table-cell office:value-type="string" calcext:value-type="string">
            <text:p>Minste tillatte avstand mellom sluttpunkt for en kjøretillatelse og et sporområde sikret for annen aktivitet </text:p>
          </table:table-cell>
          <table:table-cell table:number-columns-repeated="1018"/>
        </table:table-row>
        <table:table-row table:style-name="ro12">
          <table:table-cell office:value-type="string" calcext:value-type="string">
            <text:p>Other( “check this”)</text:p>
          </table:table-cell>
          <table:table-cell table:number-columns-repeated="4"/>
          <table:table-cell office:value-type="string" calcext:value-type="string">
            <text:p><text:s/>Hvis det er fall mellom sluttpunktet for en kjøretillatelse og sporområdet som er sikret for annen aktivitet, skal det vurderes spesielt med hensyn til om sikkerhetsavstandens lengde er stor nok.</text:p>
          </table:table-cell>
          <table:table-cell table:number-columns-repeated="1018"/>
        </table:table-row>
        <table:table-row table:style-name="ro6">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text:s/>Samtidige togbevegelser tillates ikke ved gjennomsnittlig fall som overstiger 12,5 ‰ mellom sluttpunkt for kjøretillatelse og farepunkt. </text:p>
          </table:table-cell>
          <table:table-cell table:number-columns-repeated="1018"/>
        </table:table-row>
        <table:table-row table:style-name="ro4">
          <table:table-cell office:value-type="string" calcext:value-type="string">
            <text:p>Applicability</text:p>
          </table:table-cell>
          <table:table-cell table:number-columns-repeated="4"/>
          <table:table-cell office:value-type="string" calcext:value-type="string">
            <text:p>Se også Overbygning/Prosjektering/Sporets_trasé#Fall_og_stigninger. </text:p>
          </table:table-cell>
          <table:table-cell table:number-columns-repeated="1018"/>
        </table:table-row>
        <table:table-row table:style-name="ro9">
          <table:table-cell office:value-type="string" calcext:value-type="string">
            <text:p>Formalia</text:p>
          </table:table-cell>
          <table:table-cell table:number-columns-repeated="4"/>
          <table:table-cell office:value-type="string" calcext:value-type="string">
            <text:p>Kjøring mot sluttpunkt <text:tab/>Sikkerhetsavstander [m] mot flanke eller motrettet <text:tab/>Sikkerhetsavstander [m] mot <text:tab/>Sikkerhetsavstander [m] mot parallell[1]</text:p>
          </table:table-cell>
          <table:table-cell table:number-columns-repeated="1018"/>
        </table:table-row>
        <table:table-row table:style-name="ro13">
          <table:table-cell office:value-type="string" calcext:value-type="string">
            <text:p>Formalia</text:p>
          </table:table-cell>
          <table:table-cell table:number-columns-repeated="4"/>
          <table:table-cell office:value-type="string" calcext:value-type="string">
            <text:p>Togvei <text:tab/>Skiftevei <text:tab/>Lokalområde <text:tab/>Arbeidsområde <text:tab/>Togvei <text:tab/>Skiftevei</text:p>
          </table:table-cell>
          <table:table-cell table:number-columns-repeated="1018"/>
        </table:table-row>
        <table:table-row table:style-name="ro4">
          <table:table-cell office:value-type="string" calcext:value-type="string">
            <text:p>Formalia</text:p>
          </table:table-cell>
          <table:table-cell table:number-columns-repeated="3"/>
          <table:table-cell office:value-type="string" calcext:value-type="string">
            <text:p>Yes</text:p>
          </table:table-cell>
          <table:table-cell office:value-type="string" calcext:value-type="string">
            <text:p>Bak sluttpunkt ved togvei (NSS) <text:tab/>på stasjon <text:tab/>250[2][3]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250[2][3]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250[4]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250[4]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5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float" office:value="150" calcext:value-type="float">
            <text:p>150</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på linjen <text:tab/>0[5]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0[5]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0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0 <text:tab/></text:p>
          </table:table-cell>
          <table:table-cell table:number-columns-repeated="1018"/>
        </table:table-row>
        <table:table-row table:style-name="ro1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text:p>
          </table:table-cell>
          <table:table-cell table:number-columns-repeated="1018"/>
        </table:table-row>
        <table:table-row table:style-name="ro10">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Bak sluttpunkt ved kjøring med full overvåkning og kjøring med sikthastighet (FS/OS) (L2) <text:tab/>med frislippshastiget 40 km/h[6] <text:tab/>150 </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text:tab/>150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150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150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150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float" office:value="150" calcext:value-type="float">
            <text:p>150</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med frislippshastiget 20 km/h[6] <text:tab/>50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50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50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50 <text:tab/></text:p>
          </table:table-cell>
          <table:table-cell table:number-columns-repeated="1018"/>
        </table:table-row>
        <table:table-row table:style-name="ro4">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5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float" office:value="50" calcext:value-type="float">
            <text:p>50</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ak sluttpunkt ved skiftebevegelser <text:tab/>- <text:tab/>150[5]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15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float" office:value="0" calcext:value-type="float">
            <text:p>0</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ak sluttpunkt ved kjøring med særlig ansvar (SR)[7] (L2) <text:tab/>-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15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15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15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15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150 <text:tab/></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float" office:value="150" calcext:value-type="float">
            <text:p>150</text:p>
          </table:table-cell>
          <table:table-cell table:number-columns-repeated="1018"/>
        </table:table-row>
        <table:table-row table:style-name="ro10">
          <table:table-cell table:number-columns-repeated="3"/>
          <table:table-cell office:value-type="string" calcext:value-type="string">
            <text:p>Vague</text:p>
          </table:table-cell>
          <table:table-cell/>
          <table:table-cell office:value-type="string" calcext:value-type="string">
            <text:p><text:s/>Ved parallelle togbevegelser stilles det krav til den totale sammenlagte avstanden fra stoppunktene til middel, se Figur 25.</text:p>
          </table:table-cell>
          <table:table-cell table:number-columns-repeated="1018"/>
        </table:table-row>
        <table:table-row table:style-name="ro4">
          <table:table-cell table:number-columns-repeated="3"/>
          <table:table-cell office:value-type="string" calcext:value-type="string">
            <text:p>Vague</text:p>
          </table:table-cell>
          <table:table-cell/>
          <table:table-cell office:value-type="string" calcext:value-type="string">
            <text:p>Kan i enkelte tilfeller reduseres til 200m se Figur 22.</text:p>
          </table:table-cell>
          <table:table-cell table:number-columns-repeated="1018"/>
        </table:table-row>
        <table:table-row table:style-name="ro10">
          <table:table-cell table:number-columns-repeated="3"/>
          <table:table-cell office:value-type="string" calcext:value-type="string">
            <text:p>Vague</text:p>
          </table:table-cell>
          <table:table-cell/>
          <table:table-cell office:value-type="string" calcext:value-type="string">
            <text:p>Kan i enkelte tilfeller reduseres til 150m Krever virksom ATC. Se Figur 23 og Figur 24.</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På stasjoner prosjektert med sikkerhetsavstand i henhold til alternativ II benyttes samme sikkerhetsavstand mot arbeidsområder og områder frigitt for lokal skifting.</text:p>
          </table:table-cell>
          <table:table-cell/>
          <table:table-cell office:value-type="string" calcext:value-type="string">
            <text:p>Exception and difficult to understand</text:p>
          </table:table-cell>
          <table:table-cell table:number-columns-repeated="1016"/>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Ved motrettede bevegelser vil alltid den mest restriktive være retningsgivende. Se Figur 26.</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På baner med blandet trafikk skal sikkerhetsavstanden prosjekteres slik at den er tilstrekkelig for alle tog som kan trafikkere strekningen.</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Forutsetter kjøring med sikthastighet og baliser med nødstoppfunksjon for kjøretøy som kjører med særlig ansvar. </text:p>
          </table:table-cell>
          <table:table-cell/>
          <table:table-cell office:value-type="string" calcext:value-type="string">
            <text:p>Complex</text:p>
          </table:table-cell>
          <table:table-cell table:number-columns-repeated="1016"/>
        </table:table-row>
        <table:table-row table:style-name="ro9">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For at en togvei skal kunne fastlegges, skal følgende sporavsnitt være frie: <text:s text:c="3"/>Sporavsnitt som inngår i togveien.</text:p>
          </table:table-cell>
          <table:table-cell office:value-type="string" calcext:value-type="string">
            <text:p>Et sporavsnitt som overlapper en togvei skal være inkludert i frie sporavsnitt for togveien.</text:p>
          </table:table-cell>
          <table:table-cell table:number-columns-repeated="1017"/>
        </table:table-row>
        <table:table-row table:style-name="ro9">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Sporavsnitt mellom togveien og dekningsgivende objekt for togveien, se Figur 5.</text:p>
          </table:table-cell>
          <table:table-cell office:value-type="string" calcext:value-type="string">
            <text:p>Et sporavsnitt mellom en togvei og dens dekningsgivende objekt skal være inkludert i frie sporavsnitt for togveien.</text:p>
          </table:table-cell>
          <table:table-cell table:number-columns-repeated="1017"/>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il punkt 2: <text:s text:c="3"/>Sporavsnittet mellom togveien og dekningsgivende signal kan være belagt av tog har kjørt/kjører i togvei med motsatt retning av signalet som gir dekning.</text:p>
          </table:table-cell>
          <table:table-cell table:style-name="Default"/>
          <table:table-cell table:number-columns-repeated="1017"/>
        </table:table-row>
        <table:table-row table:style-name="ro9">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 For at en togvei skal kunne fastlegges, skal sporveksler og avsporingstunger som inngår i togveien være kontrollert i korrekt posisjon.</text:p>
          </table:table-cell>
          <table:table-cell office:value-type="string" calcext:value-type="string">
            <text:p>En sporveksel som overlapper en togvei skal være inkludert i låste sporveksler for togveien.</text:p>
          </table:table-cell>
          <table:table-cell table:number-columns-repeated="1017"/>
        </table:table-row>
        <table:table-row table:style-name="ro9">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c) For at en togvei skal kunne fastlegges, skal en sporsperre som inngår i togveien være kontrollert i avlagt posisjon.</text:p>
          </table:table-cell>
          <table:table-cell office:value-type="string" calcext:value-type="string">
            <text:p>En sporsperre som er plassert i en togvei skal være inkludert i avlagte sporsperrer for togveien.</text:p>
          </table:table-cell>
          <table:table-cell table:number-columns-repeated="1017"/>
        </table:table-row>
        <table:table-row table:style-name="ro3">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d) For at en togvei skal kunne fastlegges, skal en kontrollåst sporveksel foran togveiens begynnelsespunkt være kontrollert i korrekt posisjon.</text:p>
          </table:table-cell>
          <table:table-cell office:value-type="string" calcext:value-type="string">
            <text:p>En kontrolllåst sporveksel som er plassrt I innledende sporavsnitt for en togvei skal være inkludert I låste sporveksler for togveien.</text:p>
          </table:table-cell>
          <table:table-cell table:number-columns-repeated="1017"/>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ext:s text:c="3"/>Gjelder ikke når togveien fram til begynnelsespunktet først løses ut etter at dette er passert, se Figur 13.</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e) For at en togvei skal kunne fastlegges, skal den ikke ha noen felles del med en annen togvei, skiftevei, arbeidsområde eller område frigitt for lokal skifting.</text:p>
          </table:table-cell>
          <table:table-cell office:value-type="string" calcext:value-type="string">
            <text:p>En togvei som overlapper en togvei skal være inkludert I fientlige togveier for togveien</text:p>
          </table:table-cell>
          <table:table-cell office:value-type="string" calcext:value-type="string">
            <text:p>Unclear CNL here</text:p>
          </table:table-cell>
          <table:table-cell table:number-columns-repeated="1016"/>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ext:s text:c="3"/>Togveien kan ha felles del med en skiftevei som inngår i togveien.</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f) For at en togvei skal kunne fastlegges, skal den ikke ha noen felles del med sikkerhetssonen til en annen tog- eller skiftevei.</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ext:s text:c="3"/>Når kjøretillatelse er gitt, kan den togveien det er gitt kjøretillatelse for ha felles del med sikkerhetssonen til foregående tog- eller skiftevei.</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g) For at en togvei skal kunne fastlegges, skal den ha en sikkerhetssone som tilfredsstiller kravene beskrevet i Signal/Prosjektering/Forriglingsutrustning.</text:p>
          </table:table-cell>
          <table:table-cell table:number-columns-repeated="1018"/>
        </table:table-row>
        <table:table-row table:style-name="ro9">
          <table:table-cell office:value-type="string" calcext:value-type="string">
            <text:p>Normative</text:p>
          </table:table-cell>
          <table:table-cell table:number-columns-repeated="4"/>
          <table:table-cell office:value-type="string" calcext:value-type="string">
            <text:p>h) (NSS) For at en togvei skal kunne fastlegges, skal den ha et hovedsignal eller et dvergsignal i sluttpunktet som viser gyldig signalbilde.</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ext:s text:c="3"/>Gjelder ikke togvei inn i buttspor, eller togvei som på annen måte er forkortet.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i) For at en togvei skal kunne fastlegges, skal et objekt som gir dekning til togveien være dekningsgivende.</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j) For at en togvei skal kunne fastlegges, skal sporveksler, avsporingstunger og sporsperrer som inngår i togveien ikke være frigitt for lokal omstilling.</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k) For at en togvei skal kunne fastlegges, skal togveiens begynnelsespunkt ikke være sperret i ”Stopp”.</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l) For at en togvei skal kunne fastlegges, skal et sporavsnitt som inngår i togveien ikke være sperret. </text:p>
          </table:table-cell>
          <table:table-cell table:number-columns-repeated="1018"/>
        </table:table-row>
        <table:table-row table:style-name="ro15">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a) En sikkerhetssone skal ikke ha noen felles del med en annen togvei, skiftevei, arbeidsområde eller område frigitt for lokal skifting i en avstand etter togveiens sluttpunkt som tilsvarer kravene til sikkerhetsavstander gitt i Tabell 1.</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ext:s text:c="3"/>Når kjøretillatelse er gitt, kan den tog- eller skifteveien det er gitt kjøretillatelse for ha felles del med sikkerhetssonen til foregående tog- eller skiftevei.</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b) En sikkerhetssone skal ikke ha noen felles del med annen sikkerhetssone i en avstand etter togveiens sluttpunkt som tilsvarer kravene til sikkerhetsavstander gitt i Tabell 1.</text:p>
          </table:table-cell>
          <table:table-cell table:number-columns-repeated="1018"/>
        </table:table-row>
        <table:table-row table:style-name="ro3">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ext:s text:c="3"/>Sikkerhetssonen kan ha felles del med annen sikkerhetssone når avstanden mellom sikkerhetssonenes begynnelsespunkt (togveienes sluttpunkt) tilsvarer kravet til sikkerhetssonens lengde.</text:p>
          </table:table-cell>
          <table:table-cell table:number-columns-repeated="1018"/>
        </table:table-row>
        <table:table-row table:style-name="ro10">
          <table:table-cell office:value-type="string" calcext:value-type="string">
            <text:p>Normative</text:p>
          </table:table-cell>
          <table:table-cell table:number-columns-repeated="4"/>
          <table:table-cell office:value-type="string" calcext:value-type="string">
            <text:p>c) En sikkerhetssone skal være hinderfri i en gitt avstand etter togveiens sluttpunkt. Avstanden er gitt i Tabell 2.</text:p>
          </table:table-cell>
          <table:table-cell/>
          <table:table-cell office:value-type="string" calcext:value-type="string">
            <text:p>?</text:p>
          </table:table-cell>
          <table:table-cell table:number-columns-repeated="1016"/>
        </table:table-row>
        <table:table-row table:style-name="ro6">
          <table:table-cell table:number-columns-repeated="5"/>
          <table:table-cell office:value-type="string" calcext:value-type="string">
            <text:p>Tabell 2: Hinderfri del av sikkerhetssone Sikkerhetssonens lengde [m] <text:tab/>Hinderfri del av sikkerhetssone [m]</text:p>
          </table:table-cell>
          <table:table-cell/>
          <table:table-cell office:value-type="string" calcext:value-type="string">
            <text:p>?</text:p>
          </table:table-cell>
          <table:table-cell table:number-columns-repeated="1016"/>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150 <text:tab/>Hele sikkerhetssonens lengde</text:p>
          </table:table-cell>
          <table:table-cell/>
          <table:table-cell office:value-type="string" calcext:value-type="string">
            <text:p>?</text:p>
          </table:table-cell>
          <table:table-cell table:number-columns-repeated="1016"/>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gt;150 <text:tab/>≥ 150</text:p>
          </table:table-cell>
          <table:table-cell/>
          <table:table-cell office:value-type="string" calcext:value-type="string">
            <text:p>?</text:p>
          </table:table-cell>
          <table:table-cell table:number-columns-repeated="1016"/>
        </table:table-row>
        <table:table-row table:style-name="ro12">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d) I hinderfri del av sikkerhetssonen skal følgende krav oppfylles: <text:s text:c="3"/>Sporavsnitt skal være fritt</text:p>
          </table:table-cell>
          <table:table-cell office:value-type="string" calcext:value-type="string">
            <text:p>Et sporavsnitt som ovelapper <text:s/>hinderfri sikkerhetssone for en togvei skal være inkludert I frie sporavsnitt for togveien.</text:p>
          </table:table-cell>
          <table:table-cell table:number-columns-repeated="1017"/>
        </table:table-row>
        <table:table-row table:style-name="ro10">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text:s text:c="4"/>Motrettet sporveksel og avsporingstunge skal være kontrollert i sikkerhetssonens retning</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Kontrollåst sporveksel skal være kontrollert i sikkerhetssonens retning</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Sporsperre skal være kontrollert i avlagt posisjon</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Sporveksel, avsporingstunge og sporsperre skal ikke være frigitt for lokal omstilling</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Sporavsnitt skal ikke være sperret for togvei</text:p>
          </table:table-cell>
          <table:table-cell table:number-columns-repeated="1018"/>
        </table:table-row>
        <table:table-row table:style-name="ro16">
          <table:table-cell office:value-type="string" calcext:value-type="string">
            <text:p>Normative</text:p>
          </table:table-cell>
          <table:table-cell table:number-columns-repeated="2"/>
          <table:table-cell table:style-name="ce3"/>
          <table:table-cell office:value-type="string" calcext:value-type="string">
            <text:p>Yes</text:p>
          </table:table-cell>
          <table:table-cell office:value-type="string" calcext:value-type="string">
            <text:p><text:s text:c="4"/>Objekt som gir dekning for sikkerhetssonen skal være dekningsgivende </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fra punkt 1: <text:s text:c="3"/>Kravet gjelder ikke for kjøring i driftsmodus "kjøring med sikthastighet" eller "kjøring med særlig ansvar". </text:p>
          </table:table-cell>
          <table:table-cell/>
          <table:table-cell office:value-type="string" calcext:value-type="string">
            <text:p>Exception</text:p>
          </table:table-cell>
          <table:table-cell table:number-columns-repeated="1016"/>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fra punkt 1 - 7: <text:s text:c="3"/>Kravene gjelder kun fram til hovedsignal eller stoppskilt for motrettet kjøreretning</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En togvei skal ha dekningsgivende objekt for togveiens flanke.</text:p>
          </table:table-cell>
          <table:table-cell table:number-columns-repeated="1018"/>
        </table:table-row>
        <table:table-row table:style-name="ro3">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b) En togvei skal ha dekningsgivende sporsperre, avsporingstunge eller sporveksel mot usikret område når avstanden (Am) mellom motrettet sporveksel som leder inn til det usikrede område og togveien er kortere enn 100 meter, se Figur 7. </text:p>
          </table:table-cell>
          <table:table-cell table:number-columns-repeated="1018"/>
        </table:table-row>
        <table:table-row table:style-name="ro17">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a) En togvei skal ha dekningsgivende sporsperre, avsporingstunge eller sporveksel mot usikret område når avstanden (Am1 + Am2) mellom motrettet sporveksel som leder inn til det usikrede område og sikkerhetssonens begynnelsespunkt (signal (y)) er mindre enn 100 meter, se Figur 8 og Figur 9. </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b) En sikkerhetssone som avsluttes mot et usikret område skal ha dekning mot sikkerhetssonens ende. Dekning skal utføres med sporveksel, avsporingstunge eller sporsperre.</text:p>
          </table:table-cell>
          <table:table-cell table:number-columns-repeated="1018"/>
        </table:table-row>
        <table:table-row table:style-name="ro3">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c) Dersom det i en sikkerhetssone inngår en motrettet sporveksel som leder inn til et usikret område kreves det dekning for sikkerhetssonen. Dekning skal utføres med sporveksel, avsporingstunge eller sporsperre.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For at en togvei og togveiens sikkerhetssone skal kunne utløses, skal samtlige krav til utløsing ved togpassasje eller ordre være oppfylt.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Utløsing av en togvei, del av togveien eller objekt i en togveien skal kun skje når, se Figur 10 - Figur 13:</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Innledende sporavsnitt er fritt</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Avsluttende sporavsnitt er belag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Sporavsnitt foran signal for motrettet kjøreretning (signal (z)) skal være belagt med minimum en aksel (gjelder ikke for del av togvei eller objekt i togvei, se Figur 11)</text:p>
          </table:table-cell>
          <table:table-cell table:number-columns-repeated="1018"/>
        </table:table-row>
        <table:table-row table:style-name="ro4">
          <table:table-cell table:number-columns-repeated="5"/>
          <table:table-cell office:value-type="string" calcext:value-type="string">
            <text:p>Unntak til punkt 3:</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Gjelder ikke for togvei med sluttpunkt i innkjørhovedsignal eller et innkjørstoppskil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Utløsing av togvei eller del av togvei skal kun skje ved korrekt togpassasje, se Tabell 3.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NSS) Utløsing av sikkerhetssone skal igangsettes når et bestemt punkt i togveien er passert med togets første aksel.</text:p>
          </table:table-cell>
          <table:table-cell table:number-columns-repeated="1018"/>
        </table:table-row>
        <table:table-row table:style-name="ro6">
          <table:table-cell office:value-type="string" calcext:value-type="string">
            <text:p>Normative</text:p>
          </table:table-cell>
          <table:table-cell/>
          <table:table-cell office:value-type="string" calcext:value-type="string">
            <text:p>Vague</text:p>
          </table:table-cell>
          <table:table-cell table:number-columns-repeated="2"/>
          <table:table-cell office:value-type="string" calcext:value-type="string">
            <text:p>Med bestemt punkt menes normalt at sporavsnittet foran togveiens sluttpunkt er belag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NSS) Utløsing av sikkerhetssone skal utføres en bestemt tid etter at utløsingen ble igangsatt, avhengig av avstand (A) fra bestemt punkt i togvei til sluttpunkt, se Tabell 4.</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L2) Utløsing av sikkerhetssone skal utføres en bestemt tid etter at ombordutrusningen gir beskjed om at toget har stoppet, se Tabell 4.</text:p>
          </table:table-cell>
          <table:table-cell table:number-columns-repeated="1018"/>
        </table:table-row>
        <table:table-row table:style-name="ro4">
          <table:table-cell table:number-columns-repeated="5"/>
          <table:table-cell office:value-type="string" calcext:value-type="string">
            <text:p>Unntak:</text:p>
          </table:table-cell>
          <table:table-cell table:number-columns-repeated="1018"/>
        </table:table-row>
        <table:table-row table:style-name="ro10">
          <table:table-cell table:number-columns-repeated="5"/>
          <table:table-cell office:value-type="string" calcext:value-type="string">
            <text:p><text:s text:c="4"/>Sikkerhetssonen kan utløses umiddelbart dersom det er sikret togvei fra den aktuelle togveiens sluttpunkt </text:p>
          </table:table-cell>
          <table:table-cell table:number-columns-repeated="1018"/>
        </table:table-row>
        <table:table-row table:style-name="ro9">
          <table:table-cell table:number-columns-repeated="5"/>
          <table:table-cell office:value-type="string" calcext:value-type="string">
            <text:p>Tabell 4: Utløsingstid for sikkerhetssone Avstand A [m] <text:tab/>Strekning utstyrt med FATC [s] <text:tab/>Strekning utstyrt med DATC [s] <text:tab/>Strekning utstyrt med ETCS L2 [s]</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0 m ≤ A ≤ 350 m <text:tab/>40 <text:tab/>50 <text:tab/>TBD[1]</text:p>
          </table:table-cell>
          <table:table-cell office:value-type="string" calcext:value-type="string">
            <text:p>Sikkerhetssones utløsningstid for en togvei </text:p>
          </table:table-cell>
          <table:table-cell table:number-columns-repeated="1017"/>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350 m &lt; A ≤ 500 m <text:tab/>50 <text:tab/>60</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500 m &lt; A ≤ 750 m <text:tab/>60 <text:tab/>70</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750 m &lt; A ≤ 1000 m <text:tab/>70 <text:tab/>80</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1000 m &lt; A ≤ 1500 m <text:tab/>80 <text:tab/>90 <text:s text:c="3"/></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d) For at en sikkerhetssone skal kunne utløses, skal togveien som sikkerhetssonen tilhører være utløs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Sikkerhetssonen kan utløses umiddelbart dersom det er sikret togvei fra den aktuelle togveiens sluttpunk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e) For at en sikkerhetssone skal kunne utløses, skal sporavsnitt i hinderfri del av sikkerhetssonen være frit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f) (NSS) For at en sikkerhetssone skal kunne utløses, skal minimum ett av sporavsnittene mellom punktet for igangsetting av Utløsing av sikkerhetssonen og togveiens sluttpunkt være belagt. </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Utløsing av en togvei skal bare kunne igangsettes når begynnelsespunktet viser signal ”Stopp” eller er mørkt (degradert fra ”Stopp”).</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tter at utløsing er igangsatt, skal togveien utløses etter 90 sekunder.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Utløsing av en togvei skal bare kunne igangsettes når kjøretillatelsen er trukket tilbake.</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Utløsing av togvei skal kunne skje umiddelbart bare når tilbaketrukket kjøretillatelse er bekreftet fra tog.</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Hvis bekreftelse av tilbaketrukket kjøretillatelse ikke foreligger, skal togvei ikke løse ut før det har gått 90 sekunder etter at kjøretillatelsen er trukket tilbake.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Utløsing av en togvei skal samtidig utløse togveiens sikkerhetssone. </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n togvei skal kunne forlenges med: <text:s text:c="3"/>En togvei</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En skiftevei (NSS)</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NSS) En togvei som signaleres med signal ”Kjør med redusert hastighet” samtidig med ”Forsiktig kjøring” og har frittstående dvergsignal som sluttpunkt, skal ikke kunne forlenges før togveiens sikkerhetssone har løst ut.</text:p>
          </table:table-cell>
          <table:table-cell table:number-columns-repeated="1018"/>
        </table:table-row>
        <table:table-row table:style-name="ro10">
          <table:table-cell office:value-type="string" calcext:value-type="string">
            <text:p>Normative</text:p>
          </table:table-cell>
          <table:table-cell table:style-name="ce5" table:number-columns-repeated="3"/>
          <table:table-cell office:value-type="string" calcext:value-type="string">
            <text:p>Yes</text:p>
          </table:table-cell>
          <table:table-cell table:style-name="ce9" office:value-type="string" calcext:value-type="string">
            <text:p>a) For at en skiftevei skal kunne fastlegges, skal sporavsnittet mellom skifteveien og dekningsgivende objekt til skifteveien være fritt.</text:p>
          </table:table-cell>
          <table:table-cell table:style-name="ce9" table:number-columns-repeated="2"/>
          <table:table-cell table:style-name="ce5" table:number-columns-repeated="1016"/>
        </table:table-row>
        <table:table-row table:style-name="ro9">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 For at en skiftevei skal kunne fastlegges, skal sentralstilte sporveksler og avsporingstunger som inngår i skifteveien være kontrollert i korrekt posisjon.</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c) For at en skiftevei skal kunne fastlegges, skal sentralstilte sporsperrer som inngår i skifteveien være kontrollert i avlagt posisjon.</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d) For at en skiftevei skal kunne fastlegges, skal den ikke ha noen felles del med en togvei, skiftevei eller arbeidsområde. </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ext:s text:c="4"/>Skifteveien kan ha felles del med en togvei dersom skifteveien inngår i togveien.(NSS)</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text:s text:c="4"/>Skifteveien kan ha felles del med motrettet skiftevei til samme spor dersom sporlengden er ≥ 250 meter.</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e) For at en skiftevei skal kunne fastlegges, skal den ikke ha noen felles del med sikkerhetssonen til togvei. </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ext:s text:c="3"/>Skifteveien kan ha felles del med en togveis sikkerhetssone dersom skifteveien forlenger togveien.(NSS)</text:p>
          </table:table-cell>
          <table:table-cell table:number-columns-repeated="1018"/>
        </table:table-row>
        <table:table-row table:style-name="ro12">
          <table:table-cell table:number-columns-repeated="5"/>
          <table:table-cell office:value-type="string" calcext:value-type="string">
            <text:p>f) For at en skiftevei skal kunne fastlegges, skal den ha en sikkerhetssone som tilfredsstiller kravene beskrevet i Signal/Prosjektering/Forriglingsutrustning.</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g) For at en skiftevei skal kunne fastlegges, skal skifteveien ha et dvergsignal i sluttpunktet som viser gyldig signalbilde.</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Unntak: <text:s text:c="3"/>Gjelder ikke ved skiftevei som slutter i et buttspor, i et usikret område eller dersom skifteveien er begrenset med grensestolpe.</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h) For at en skiftevei skal kunne fastlegges, skal et objekt som gir dekning til skifteveien være dekningsgivende.</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i) For at en skiftevei skal kunne fastlegges, skal ingen sporveksler, avsporingstunger og sporsperrer som inngår i skifteveien være frigitt for lokal omstilling.</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j) For at en skiftevei skal kunne fastlegges, skal skifteveiens begynnelsespunkt ikke være sperret i ”Kjøring forbud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k) For at en skiftevei skal kunne fastlegges, skal et sporavsnitt som inngår i skifteveien ikke være sperret. </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n sikkerhetssone skal ikke ha noen felles del med en togvei i en avstand etter skifteveiens sluttpunkt som tilsvarer kravene til sikkerhetsavstander gitt i Tabell 1.</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NSS) Sikkerhetssonen kan ha felles del med annen togvei som er sikret fra skifteveiens sluttpunkt. </text:p>
          </table:table-cell>
          <table:table-cell table:number-columns-repeated="1018"/>
        </table:table-row>
        <table:table-row table:style-name="ro12">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b) En sikkerhetssone skal ikke ha noen felles del med en togveis sikkerhetssone i en avstand etter skifteveiens sluttpunkt som tilsvarer kravene til sikkerhetsavstander gitt i Tabell 1. </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En skiftevei skal ha dekningsgivende objekt i skifteveiens flanke.</text:p>
          </table:table-cell>
          <table:table-cell table:number-columns-repeated="1018"/>
        </table:table-row>
        <table:table-row table:style-name="ro3">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b) En skiftevei skal ha dekningsgivende sporsperre, avsporingstunge eller sporveksel mot usikret område når avstanden (Am) mellom motrettet sporveksel som leder inn til det usikrede område og skifteveien er kortere enn 100 meter, se Figur 16. </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For at en skiftevei og skifteveiens sikkerhetssone skal kunne utløses, skal samtlige krav til utløsing ved passasje eller ordre være oppfylt. </text:p>
          </table:table-cell>
          <table:table-cell table:number-columns-repeated="1018"/>
        </table:table-row>
        <table:table-row table:style-name="ro4">
          <table:table-cell table:number-columns-repeated="5"/>
          <table:table-cell office:value-type="string" calcext:value-type="string">
            <text:p>a) Utløsing av skiftevei skal kun skje når, se Figur 17 - Figur 19:</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Innledende sporavsnitt er fritt</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table:style-name="ce11" office:value-type="string" calcext:value-type="string">
            <text:p><text:s text:c="4"/>Avsluttende sporavsnitt er belag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table:style-name="ce11" office:value-type="string" calcext:value-type="string">
            <text:p>Unntak: <text:s text:c="3"/>Dersom en skiftevei ikke inneholder et avsluttende sporavsnitt utstyrt med togdeteksjon skal skifteveien løse ut en gitt tid etter at innledende sporavsnitt har blitt fritt.</text:p>
          </table:table-cell>
          <table:table-cell table:number-columns-repeated="1018"/>
        </table:table-row>
        <table:table-row table:style-name="ro10">
          <table:table-cell office:value-type="string" calcext:value-type="string">
            <text:p>Meta</text:p>
          </table:table-cell>
          <table:table-cell table:number-columns-repeated="4"/>
          <table:table-cell table:style-name="ce11" office:value-type="string" calcext:value-type="string">
            <text:p>I Figur 17 - Figur 19 vises hva som skal forstås med benevnelsene som benyttes for sporavsnitt i forbindelse med utløsing av skiftevei.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Utløsing av skiftevei skal kun skje ved korrekt sekvens ved passasje, se Tabell 5.</text:p>
          </table:table-cell>
          <table:table-cell table:number-columns-repeated="1018"/>
        </table:table-row>
        <table:table-row table:style-name="ro10">
          <table:table-cell office:value-type="string" calcext:value-type="string">
            <text:p>Formalia</text:p>
          </table:table-cell>
          <table:table-cell table:number-columns-repeated="4"/>
          <table:table-cell office:value-type="string" calcext:value-type="string">
            <text:p>Unntak: <text:s text:c="3"/>Dersom en skiftevei er fastlagt mot belagt avsluttende sporavsnitt kan skifteveien løses ut når innledende sporavsnitt blir fritt.</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Tilstand <text:tab/>Sporavsnitt (a) <text:tab/>Sporavsnitt (b)</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Kan være belagt hvis det ikke er krevd fritt i forriglingstabell.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Utløsing av en sikkerhetssone skal først igangsettes når et bestemt punkt i skifteveien er passert med skiftets første aksel. </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Utløsing av en sikkerhetssone skal skje en bestemt tid etter at utløsingen ble igangsatt, avhengig av avstand (A) fra bestemt punkt i skifteveien til sluttpunkt, se Tabell 6.</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Sikkerhetssonen kan utløses umiddelbart dersom det er sikret skiftevei fra den aktuelle skifteveiens sluttpunk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Tabell 6: Utløsingstid for sikkerhetssone for skiftevei Avstand (A) [m] <text:tab/>Utløsingstid [s]</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0 m ≤ A ≤ 250 m <text:tab/>30</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250 m &lt; A ≤ 500 m <text:tab/>40</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500 m &lt; A ≤ 750 m <text:tab/>50</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750 m &lt; A ≤ 1000 m <text:tab/>60</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d) For at en sikkerhetssonen skal kunne utløses, skal skifteveien som sikkerhetssonen tilhører være utløst. </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Utløsing av en skiftevei skal bare kunne igangsettes når begynnelsespunktet viser signal ”Kjøring forbudt” eller er mørkt (degradert fra ” Kjøring forbud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tter at utløsing er igangsatt ved hjelp av ordre skal skifteveien utløses etter 10 - 30 sekund.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Manuell utløsing av en skiftevei skal samtidig utløse skifteveiens sikkerhetssone. </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n skiftevei skal kunne forlenges med følgende: <text:s text:c="3"/>Togvei (NSS)</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Skiftevei</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Område frigitt for lokal skifting / skifteområde</text:p>
          </table:table-cell>
          <table:table-cell table:number-columns-repeated="1018"/>
        </table:table-row>
        <table:table-row table:style-name="ro3">
          <table:table-cell table:style-name="ce5" table:number-columns-repeated="4"/>
          <table:table-cell office:value-type="string" calcext:value-type="string">
            <text:p>No</text:p>
          </table:table-cell>
          <table:table-cell table:style-name="ce9" office:value-type="string" calcext:value-type="string">
            <text:p>a) Når et stoppskilt, hoved- eller dvergsignal (x) skal plasseres for å tillate togbevegelse i bevegelsesområdet (a) mot flanken til bevegelsesområdet (b), skal sikkerhetsavstand gitt av Tabell 1 opprettes, se Figur 21: </text:p>
          </table:table-cell>
          <table:table-cell table:style-name="ce9" table:number-columns-repeated="2"/>
          <table:table-cell table:style-name="ce5" table:number-columns-repeated="1016"/>
        </table:table-row>
        <table:table-row table:style-name="ro4">
          <table:table-cell table:number-columns-repeated="5"/>
          <table:table-cell office:value-type="string" calcext:value-type="string">
            <text:p>4.3.1.1 Alternative sikkerhetsavstander (NSS)</text:p>
          </table:table-cell>
          <table:table-cell table:number-columns-repeated="1018"/>
        </table:table-row>
        <table:table-row table:style-name="ro10">
          <table:table-cell table:number-columns-repeated="5"/>
          <table:table-cell office:value-type="string" calcext:value-type="string">
            <text:p>Alternativ I :Sikkerhetsavstanden kan reduseres til 200 meter under følgende forutsetninger:</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text:s text:c="4"/>Det settes opp et dvergsignal (z) 250 meter foran signal (y) som viser ”Varsom kjøring tillatt” når signal (y) viser signal ”Stopp”, se Figur 22.</text:p>
          </table:table-cell>
          <table:table-cell table:number-columns-repeated="1018"/>
        </table:table-row>
        <table:table-row table:style-name="ro10">
          <table:table-cell table:number-columns-repeated="5"/>
          <table:table-cell office:value-type="string" calcext:value-type="string">
            <text:p>Alternativ II :Sikkerhetsavstanden kan reduseres til 150 meter under følgende forutsetninger:</text:p>
          </table:table-cell>
          <table:table-cell table:number-columns-repeated="1018"/>
        </table:table-row>
        <table:table-row table:style-name="ro17">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text:s text:c="4"/>ATC-systemet er prosjektert (se Signal/Prosjektering/ATC) slik at hastigheten ved balisegruppe (x) ikke er høyere enn 40 km/h når signal (y) viser signal "Stopp", og at rullende materiell vil stoppe før middel selv ved bortfall av ATC-informasjon i både balisegruppe og ved hovedsignalet, se Figur 23.</text:p>
          </table:table-cell>
          <table:table-cell table:number-columns-repeated="1018"/>
        </table:table-row>
        <table:table-row table:style-name="ro10">
          <table:table-cell table:number-columns-repeated="5"/>
          <table:table-cell office:value-type="string" calcext:value-type="string">
            <text:p>Alternativ III :Dette alternativet bør som hovedregel kun benyttes ved ombygging av eksisterende anlegg.</text:p>
          </table:table-cell>
          <table:table-cell table:number-columns-repeated="1018"/>
        </table:table-row>
        <table:table-row table:style-name="ro6">
          <table:table-cell table:number-columns-repeated="5"/>
          <table:table-cell office:value-type="string" calcext:value-type="string">
            <text:p>Sikkerhetsavstanden kan reduseres til 150 meter under følgende forutsetninger:</text:p>
          </table:table-cell>
          <table:table-cell table:number-columns-repeated="1018"/>
        </table:table-row>
        <table:table-row table:style-name="ro3">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text:s text:c="4"/>Togveien avsluttes mot et dvergsignal med signalskiltet ”Togvei slutt” på samme mast, samt at et hovedsignal er plassert i sikkerhetssonens ende, se Figur 24. Dvergsignalet skal vise signalbilder i henhold til TJN (Trafikkregler for Jernbaneverkets nett).</text:p>
          </table:table-cell>
          <table:table-cell table:number-columns-repeated="1018"/>
        </table:table-row>
        <table:table-row table:style-name="ro3">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text:s text:c="4"/>ATC-systemet er prosjektert (se Signal/Prosjektering/ATC) slik at hastigheten ved signal (y) ikke er høyere enn 40 km/h, og at rullende materiell vil stoppe før middel selv ved bortfall av ATC-informasjon i både balisegruppe og ved hovedsignalet.</text:p>
          </table:table-cell>
          <table:table-cell table:number-columns-repeated="1018"/>
        </table:table-row>
        <table:table-row table:style-name="ro3">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a) Når et stoppskilt, hoved- eller dvergsignal (x) skal plasseres for å tillate togbevegelse i bevegelsesområdet (a) parallelt mot flanken til sikkerhetssonen for bevegelsesområdet (b), skal sikkerhetsavstand gitt i Tabell 1 opprettes, se Figur 25: </text:p>
          </table:table-cell>
          <table:table-cell table:number-columns-repeated="1018"/>
        </table:table-row>
        <table:table-row table:style-name="ro9">
          <table:table-cell office:value-type="string" calcext:value-type="string">
            <text:p>Normative</text:p>
          </table:table-cell>
          <table:table-cell table:number-columns-repeated="3"/>
          <table:table-cell office:value-type="string" calcext:value-type="string">
            <text:p>No</text:p>
          </table:table-cell>
          <table:table-cell office:value-type="string" calcext:value-type="string">
            <text:p>a) Når et stoppskilt, hoved- eller dvergsignal (x) skal plasseres for å tillate togbevegelse i bevegelsesområdet (a) mot bevegelsesområdet (b), skal sikkerhetsavstand gitt i Tabell 1 opprettes, se Figur 26: </text:p>
          </table:table-cell>
          <table:table-cell table:number-columns-repeated="1018"/>
        </table:table-row>
        <table:table-row table:style-name="ro9">
          <table:table-cell table:style-name="ce5" table:number-columns-repeated="4"/>
          <table:table-cell office:value-type="string" calcext:value-type="string">
            <text:p>Yes</text:p>
          </table:table-cell>
          <table:table-cell table:style-name="ce9" office:value-type="string" calcext:value-type="string">
            <text:p>a) Et område som skal benyttes for lokal skifting skal avgrenses av hovedsignal, stoppskilt, dvergsignal, sporsperre, avsporingstunge eller sporveksel.</text:p>
          </table:table-cell>
          <table:table-cell table:style-name="ce9" office:value-type="string" calcext:value-type="string">
            <text:p>Grense for lokalområde kan være hovedsignal.</text:p>
          </table:table-cell>
          <table:table-cell table:style-name="ce9"/>
          <table:table-cell table:style-name="ce5" table:number-columns-repeated="1016"/>
        </table:table-row>
        <table:table-row table:style-name="ro6">
          <table:table-cell table:number-columns-repeated="4"/>
          <table:table-cell office:value-type="string" calcext:value-type="string">
            <text:p>No</text:p>
          </table:table-cell>
          <table:table-cell office:value-type="string" calcext:value-type="string">
            <text:p>Unntak: <text:s text:c="3"/>Gjelder ikke når området ender i et buttspor, i et usikret område eller dersom området avgrenses med en grensestolpe.</text:p>
          </table:table-cell>
          <table:table-cell table:number-columns-repeated="1018"/>
        </table:table-row>
        <table:table-row table:style-name="ro12">
          <table:table-cell table:number-columns-repeated="4"/>
          <table:table-cell office:value-type="string" calcext:value-type="string">
            <text:p>Yes</text:p>
          </table:table-cell>
          <table:table-cell office:value-type="string" calcext:value-type="string">
            <text:p>b) Et område som skal benyttes for lokal skifting skal sikres av dekningsgivende objekter. </text:p>
          </table:table-cell>
          <table:table-cell office:value-type="string" calcext:value-type="string">
            <text:p>En togvei som overlapper et lokalområde skal være inkludert I fientlige togveier for lokalområdet.</text:p>
          </table:table-cell>
          <table:table-cell table:number-columns-repeated="1017"/>
        </table:table-row>
        <table:table-row table:style-name="ro12">
          <table:table-cell table:number-columns-repeated="4"/>
          <table:table-cell office:value-type="string" calcext:value-type="string">
            <text:p>Yes</text:p>
          </table:table-cell>
          <table:table-cell office:value-type="string" calcext:value-type="string">
            <text:p>a) For at et område skal kunne frigis for lokal skifting skal området ikke ha noen felles del med en togvei, en togveis sikkerhetssone eller et arbeidsområde.</text:p>
          </table:table-cell>
          <table:table-cell table:number-columns-repeated="1018"/>
        </table:table-row>
        <table:table-row table:style-name="ro18">
          <table:table-cell table:number-columns-repeated="4"/>
          <table:table-cell office:value-type="string" calcext:value-type="string">
            <text:p>No</text:p>
          </table:table-cell>
          <table:table-cell office:value-type="string" calcext:value-type="string">
            <text:p>b) For at et område skal kunne frigis for lokal skifting, skal området ha en sikkerhetssone som ikke har noen felles del med en togvei eller togveiens sikkerhetssone i en avstand som tilsvarer kravene til sikkerhetsavstander gitt i Tabell 1.</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c) For at et område skal kunne frigis for lokal skifting, skal objekt som gir dekning til området være dekningsgivende.</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d) For at et område skal kunne frigis for lokal skifting, skal objekt som begrenser skifteområdets utstrekning være dekningsgivende.</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e) Når et område frigis for lokal skifting, skal sporveksler og avsporingstunger som inngår i området frigis for lokal omstilling.</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f) Når et område frigis for lokal skifting skal sentralstilte sporsperrer som inngår i området omlegges til avlagt posisjon. </text:p>
          </table:table-cell>
          <table:table-cell table:number-columns-repeated="1018"/>
        </table:table-row>
        <table:table-row table:style-name="ro9">
          <table:table-cell table:number-columns-repeated="3"/>
          <table:table-cell office:value-type="string" calcext:value-type="string">
            <text:p>Dynamic</text:p>
          </table:table-cell>
          <table:table-cell/>
          <table:table-cell office:value-type="string" calcext:value-type="string">
            <text:p>a) Når ordre om oppheving av et område som er frigitt for lokal skifting mottas, skal følgende utføres umiddelbart: <text:s text:c="3"/>(NSS) Høyt skiftesignal skal vise signal ”Skifting forbudt” eller slukkes</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Dvergsignal skal vise signal ”Kjøring forbudt” eller slukkes</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Lokalstilleren skal gjøres uvirksom</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Lampen på lokalstilleren skal slukkes</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b) Et område frigitt for lokal skifting skal oppheves med en forsinkelse på 10 sekund etter at ordren om oppheving er mottatt. </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a) Et område frigitt for lokal skifting skal kunne forlenges med: <text:s text:c="3"/>Togvei (NSS)</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Skiftevei</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Område frigitt for lokal skifting</text:p>
          </table:table-cell>
          <table:table-cell table:number-columns-repeated="1018"/>
        </table:table-row>
        <table:table-row table:style-name="ro18">
          <table:table-cell table:number-columns-repeated="4"/>
          <table:table-cell office:value-type="string" calcext:value-type="string">
            <text:p>Yes</text:p>
          </table:table-cell>
          <table:table-cell office:value-type="string" calcext:value-type="string">
            <text:p>a) Grensen for et arbeidsområde skal være ved et hovedsignal, et stoppskilt, et dvergsignal, en sporsperre, en avsporingstunge eller mellom to koblede sporveksler.</text:p>
          </table:table-cell>
          <table:table-cell office:value-type="string" calcext:value-type="string">
            <text:p>En arbeidsområdegrense må være et hovedisngal eller dvergsignal eller sporsperre eller avsporingstunge eller koblede sporveksler.</text:p>
          </table:table-cell>
          <table:table-cell table:number-columns-repeated="1017"/>
        </table:table-row>
        <table:table-row table:style-name="ro4">
          <table:table-cell table:number-columns-repeated="4"/>
          <table:table-cell office:value-type="string" calcext:value-type="string">
            <text:p>Yes</text:p>
          </table:table-cell>
          <table:table-cell office:value-type="string" calcext:value-type="string">
            <text:p>b) Et arbeidsområde skal sikres av dekningsgivende objekter. </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a) Et arbeidsområde skal kunne sperres. </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b) Et arbeidsområde skal kunne sikres. </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c) Et arbeidsområde skal være utstyrt med utrustning for sikring av arbeidsområdet. </text:p>
          </table:table-cell>
          <table:table-cell table:number-columns-repeated="1018"/>
        </table:table-row>
        <table:table-row table:style-name="ro9">
          <table:table-cell table:number-columns-repeated="4"/>
          <table:table-cell office:value-type="string" calcext:value-type="string">
            <text:p>Yes</text:p>
          </table:table-cell>
          <table:table-cell office:value-type="string" calcext:value-type="string">
            <text:p>a) For at et arbeidsområde skal kunne sperres skal området ikke ha noen felles del med en togvei, en togveis sikkerhetssone eller et område frigitt for lokal skifting.</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b) For at et arbeidsområde skal kunne sperres, skal objekt som gir dekning til området være dekningsgivende. </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c) For at et arbeidsområde skal kunne sperres, skal utrustning for sikring fungere korrekt.</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d) For at et arbeidsområde skal kunne sikres, skal arbeidsområdet være sperret.</text:p>
          </table:table-cell>
          <table:table-cell table:number-columns-repeated="1018"/>
        </table:table-row>
        <table:table-row table:style-name="ro9">
          <table:table-cell table:number-columns-repeated="3"/>
          <table:table-cell office:value-type="string" calcext:value-type="string">
            <text:p>Dynamic</text:p>
          </table:table-cell>
          <table:table-cell/>
          <table:table-cell office:value-type="string" calcext:value-type="string">
            <text:p>e) Når et arbeidsområde er sperret og sikret, skal sporveksler, avsporingstunger og sporsperrer som inngår i området frigis for lokal omstilling.</text:p>
          </table:table-cell>
          <table:table-cell table:number-columns-repeated="1018"/>
        </table:table-row>
        <table:table-row table:style-name="ro3">
          <table:table-cell table:number-columns-repeated="3"/>
          <table:table-cell office:value-type="string" calcext:value-type="string">
            <text:p>Dynamic</text:p>
          </table:table-cell>
          <table:table-cell/>
          <table:table-cell office:value-type="string" calcext:value-type="string">
            <text:p>f) Når et arbeidsområde er sperret og sikret, skal samlelåser for oppbevaring av kontrollåsnøkler for kontrollåste sporveksler/sporsperrer/avsporingstunger som inngår i området kunne frigis.</text:p>
          </table:table-cell>
          <table:table-cell table:number-columns-repeated="1018"/>
        </table:table-row>
        <table:table-row table:style-name="ro9">
          <table:table-cell table:number-columns-repeated="3"/>
          <table:table-cell office:value-type="string" calcext:value-type="string">
            <text:p>Dynamic?</text:p>
          </table:table-cell>
          <table:table-cell/>
          <table:table-cell office:value-type="string" calcext:value-type="string">
            <text:p>g) Når to arbeidsområder som grenser til hverandre sperres og sikres, skal koblede sporveksler i grensesnittet mellom de to arbeidsområdene være frigitt for lokal omstilling. </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a) Sperringen av arbeidsområdet skal ikke kunne oppheves før sikring er opphevet.</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b) Når ordre om oppheving av et arbeidsområde mottas, skal følgende utføres umiddelbart: <text:s text:c="3"/>Lokalstilleren skal gjøres uvirksom</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Lampen på lokalstilleren skal slukkes</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a) Et arbeidsområde skal kunne utvides med: <text:s text:c="3"/>Et tilgrensende arbeidsområde</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Et overlappende arbeidsområde</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a) For at en sporveksel, avsporingstunge eller sporsperre skal kunne omlegges, skal den ikke inngå i en tog- eller skiftevei.</text:p>
          </table:table-cell>
          <table:table-cell table:number-columns-repeated="1018"/>
        </table:table-row>
        <table:table-row table:style-name="ro9">
          <table:table-cell table:number-columns-repeated="3"/>
          <table:table-cell office:value-type="string" calcext:value-type="string">
            <text:p>Dynamic</text:p>
          </table:table-cell>
          <table:table-cell/>
          <table:table-cell office:value-type="string" calcext:value-type="string">
            <text:p>b) For at en sporveksel, avsporingstunge eller sporsperre skal kunne omlegges, skal den ikke være dekningsgivende objekt for en togvei, en skiftevei, et arbeidsområde eller et område frigitt for lokal skifting.</text:p>
          </table:table-cell>
          <table:table-cell table:number-columns-repeated="1018"/>
        </table:table-row>
        <table:table-row table:style-name="ro9">
          <table:table-cell table:number-columns-repeated="3"/>
          <table:table-cell office:value-type="string" calcext:value-type="string">
            <text:p>Dynamic</text:p>
          </table:table-cell>
          <table:table-cell/>
          <table:table-cell office:value-type="string" calcext:value-type="string">
            <text:p>c) For at en sentralstilt sporveksel, avsporingstunge eller sporsperre skal kunne omstilles sentralt, skal sporavsnittet som sporvekselen eller sporsperren inngår i være fritt.</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Unntak: <text:s text:c="3"/>Når omlegging av sporveksel er igangsatt skal omleggingen være uavhengig av sporavsnittet som sporvekselen inngår i.</text:p>
          </table:table-cell>
          <table:table-cell table:number-columns-repeated="1018"/>
        </table:table-row>
        <table:table-row table:style-name="ro9">
          <table:table-cell table:number-columns-repeated="3"/>
          <table:table-cell office:value-type="string" calcext:value-type="string">
            <text:p>Dynamic</text:p>
          </table:table-cell>
          <table:table-cell/>
          <table:table-cell office:value-type="string" calcext:value-type="string">
            <text:p>d) For at en sentralstilt sporveksel, avsporingstunge eller sporsperre skal kunne omstilles sentralt, skal den ikke være frigitt for lokal omstilling.</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e) For at en sporveksel, avsporingstunge eller sporsperre skal kunne frigis for lokal omstilling, skal den ikke: <text:s text:c="3"/>være en del av en togvei</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være en del av en togveis sikkerhetssone</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være en del en skiftevei</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være et dekningsgivende objekt</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text:s text:c="4"/>være sperret for omlegging</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f) For at en sporveksel, avsporingstunge eller sporsperre skal kunne omstilles lokalt, skal sporvekselen være frigitt for lokal omstilling.</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g) Det skal være mulig å inkludere kontroll av sveiver i forrigling.</text:p>
          </table:table-cell>
          <table:table-cell table:number-columns-repeated="1018"/>
        </table:table-row>
        <table:table-row table:style-name="ro3">
          <table:table-cell table:number-columns-repeated="3"/>
          <table:table-cell office:value-type="string" calcext:value-type="string">
            <text:p>Dynamic</text:p>
          </table:table-cell>
          <table:table-cell/>
          <table:table-cell office:value-type="string" calcext:value-type="string">
            <text:p>h) For at en sentralstilt sporveksel, avsporingstunge eller sporsperre skal kunne omlegges sentralt, skal sveiv(er) som er inkludert i forriglingen og som tilhører området som sporvekselen, avsporingstungen eller sporsperren ligger i, være i kontroll.</text:p>
          </table:table-cell>
          <table:table-cell table:number-columns-repeated="1018"/>
        </table:table-row>
        <table:table-row table:style-name="ro4">
          <table:table-cell table:number-columns-repeated="3"/>
          <table:table-cell office:value-type="string" calcext:value-type="string">
            <text:p>Dynamic</text:p>
          </table:table-cell>
          <table:table-cell/>
          <table:table-cell office:value-type="string" calcext:value-type="string">
            <text:p>Unntak: <text:s text:c="3"/>Gjelder ikke når sveivenes posisjon bare skal indikeres.</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i) En sporveksel, avsporingstunge og sporsperre skal kunne sperres for omstilling.</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j) For at en sporveksel, avsporingstunge eller sporsperre skal kunne omstilles, skal den ikke være sperret for omstilling. </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a) For at en sporveksel skal kunne omlegges, skal den ikke være motrettet og inngå i en togveis sikkerhetssone. </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a) For at en avsporingstunge skal kunne omstilles, skal den ikke være motrettet og inngå i en togveis sikkerhetssone. </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a) For at en sporsperre skal kunne omlegges, skal den ikke inngå i en togveis sikkerhetssone.</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b) Når et område frigis for lokal skifting, skal en sporsperre som inngår i området automatisk legges av.</text:p>
          </table:table-cell>
          <table:table-cell table:number-columns-repeated="1018"/>
        </table:table-row>
        <table:table-row table:style-name="ro10">
          <table:table-cell table:number-columns-repeated="3"/>
          <table:table-cell office:value-type="string" calcext:value-type="string">
            <text:p>Dynamic</text:p>
          </table:table-cell>
          <table:table-cell/>
          <table:table-cell office:value-type="string" calcext:value-type="string">
            <text:p>c) Når et område som har vært frigitt for lokal skifting oppheves, skal en sporsperre som inngår i området automatisk legges på. </text:p>
          </table:table-cell>
          <table:table-cell table:number-columns-repeated="1018"/>
        </table:table-row>
        <table:table-row table:style-name="ro10">
          <table:table-cell table:style-name="ce5" table:number-columns-repeated="4"/>
          <table:table-cell table:style-name="ce9"/>
          <table:table-cell table:style-name="ce9" office:value-type="string" calcext:value-type="string">
            <text:p>a) Et hovedsignal som ikke skal vise kjørsignal skal vise signal ”Stopp”.</text:p>
          </table:table-cell>
          <table:table-cell table:style-name="ce9"/>
          <table:table-cell table:style-name="ce5"/>
          <table:table-cell table:style-name="ce9" office:value-type="float" office:value="4.7" calcext:value-type="float">
            <text:p>4.7</text:p>
          </table:table-cell>
          <table:table-cell table:style-name="ce5" table:number-columns-repeated="1015"/>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Et blokksignal skal normalt være slukket, og skal kun vise signal ”Stopp” når: </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a) signalet står på en enkeltsporet strekning, og er et sluttpunkt for en togvei, eller har vært et begynnelsespunkt for en togvei som ikke er utløst, eller er signal for kjøring mot innstilt kjøreretning</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b) signalet står på en dobbeltsporet strekning, og er et sluttpunkt for en togvei, eller har vært et begynnelsespunkt for en togvei som ikke er utløst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t hovedsignal som på grunn av feil ikke kan vise signal ”Stopp” som samsvarer med forriglingsutrustningen, skal være slukke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Et hovedsignal som på grunn av feil ikke kan vise kjørsignal som samsvarer med forriglingsutrustningen, skal vise signal ”Stopp”.</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d) For at et hovedsignal skal kunne vise kjørsignal, skal alle krav til fastlegging av togvei og sikkerhetssone være oppfyl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e) For at et hovedsignal skal vise kjørsignal, skal dvergsignal på samme mast og dvergsignal som inngår i togveien vise signal som samsvarer med forriglingsutrustningen.</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f) For at et hovedsignal skal vise kjørsignal, skal avsporingsindikator som hovedsignalet er satt i avhengighet til være i kontroll.</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g) For at et hovedsignal skal kunne vise signal ”Kjør”, skal følgende krav være oppfylt: <text:s text:c="3"/>Sporveksler som inngår i togveien som signalet gjelder for skal være kontrollert og låst i stilling for kjøring med linjehastighe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Togveien som signalet gjelder for skal ikke være signalert med signal ”Forsiktig kjøring”.</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h) Et hovedsignal skal vise signal ”Kjør med redusert hastighet” i ett eller begge følgende tilfeller: <text:s text:c="2"/>Når togveien inneholder en sporveksel som er kontrollert og låst i stilling for kjøring med redusert hastighet (i forhold til linjehastighet).</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Når togveien er signalert med signal ”Forsiktig kjøring” </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il punkt 1: <text:s text:c="3"/>Hovedsignalet kan vise signal ”Kjør med redusert hastighet” i visse tilfeller selv om ingen sporveksel i togveien er kontrollert og låst i stilling for kjøring med redusert hastighet.Unntaket forutsetter godkjent forriglingstabell.</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i) Når et hovedsignal er plassert i en togvei, skal ikke signal i togveiens begynnelsespunkt vise kjørsignal før signalet i togveien viser korrekt kjørsignal.</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j) For at et hovedsignal skal kunne vise signal ”Kjør med redusert hastighet” for en togveien som signaleres med signal ”Forsiktig kjøring” skal dette signalet vises korrekt signal.</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k) For at et hovedsignal skal vise signal ”Kjør” eller ”Kjør med redusert hastighet” skal veisikringsanlegg, rasvarslingsanlegg eller lignende anleggstyper som hovedsignalet er satt i avhengighet til, tillate passering av tog.</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l) Dersom et hovedsignal på grunn av feil ikke kan vise kjørsignal som samsvarer med forriglingsutrustningen, skal togvei løses ut og fastlegges på nytt for at det skal kunne vise kjørsignal etter at feil er utbedret..</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m) Et hovedsignal skal kunne sperres i ”Stopp”.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t forsignal skal vise signal ”Vent stopp” når tilhørende hovedsignal viser ”Stopp” eller er slukke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Gjelder ikke når forsignal er plassert på masten til et hovedsignal som viser ”Stopp”; eller er slukke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t forsignal som på grunn av feil ikke kan vise signal ”Vent stopp” som samsvarer med tilhørende hovedsignal, skal være slukke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Et forsignal som på grunn av feil ikke kan vise signal ”Vent kjør” eller ”Vent kjør med redusert hastighet” som samsvarer med tilhørende hovedsignal, skal vise signal ”Vent stopp”.</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d) For at et forsignal skal vise signal ”Vent kjør”, skal tilhørende hovedsignal vise ”Kjør”.</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e) For at et forsignal skal vise signal ”Vent kjør med redusert hastighet”, skal tilhørende hovedsignal vise ”Kjør med redusert hastighet”.</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f) For at et forsignal skal vise signal ”Vent kjør” eller ”Vent kjør med redusert hastighet”, skal veisikringsanlegg, rasvarslingsanlegg eller lignende anleggstyper som er plassert mellom hovedsignal og forsignal, tillate passering av tog.</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g) Et forsignal skal være slukket når det er plassert på masten til et hovedsignal som viser signal ”Stopp”, eller som er slukke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h) Et forsignal skal være slukket når det er plassert på samme mast som lyssignal forsiktig kjøring som viser signal ”Forsiktig kjøring”.</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i) Et forsignal skal være slukket når det er plassert på samme mast som et linjesignal som viser signal til et annet linje/sporområde enn det forsignalet gjelder for. </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t dvergsignal som ikke skal vise signal ”Kjøring tillatt”, ”Varsom kjøring tillatt” eller ”Frigitt for lokal skifting”, skal vise signal ”Kjøring forbud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t dvergsignal som på grunn av feil ikke kan vise signal ” Kjøring forbudt” som samsvarer med forriglingsutrustningen, skal være slukket.</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Et dvergsignal som på grunn av feil ikke kan vise signal ”Kjøring tillatt”, ”Varsom kjøring tillatt” eller ”Frigitt for lokal skifting” som samsvarer med forriglingsutrustningen, skal vise signal ”Kjøring forbud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d) For at et dvergsignal skal kunne vise ”Varsom kjøring tillatt” eller ”Kjøring tillatt”, skal alle krav til fastlegging av skiftevei og sikkerhetssone være oppfyl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e) For at et dvergsignal i skiftevei skal kunne vise ”Kjøring tillatt”, skal følgende krav være oppfylt: <text:s text:c="3"/>Samtlige sporavsnitt som inngår i skifteveien skal være frie</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Etterfølgende dvergsignal viser ”Varsom kjøring tillatt” eller ”Kjøring tillatt”</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Kontrollåste sporveksler er kontrollert i korrekt posisjon</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f) Et dvergsignal skal vise signal ”Varsom kjøring tillatt” i ett eller flere av de følgende tilfellene: <text:s text:c="3"/>Sporavsnitt i skifteveien er belagt</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Etterfølgende dvergsignal viser ”Kjøring forbudt”</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Kontrollåste sporveksler som inngår i skifteveien er ikke i kontroll</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text:s text:c="4"/>Dvergsignalet er siste signal i skiftevei før endebutt eller usikret område.</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g) Når et dvergsignal inngår i en togvei skal det vise signal ”Kjøring tillatt”.</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Når togveien ender i et buttspor eller på annen måte er avkortet, eller avstanden fra dvergsignalet til togveiens sluttpunkt er mindre enn 100 meter, skal dvergsignalet vise signal ”Varsom kjøring tillat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h) Når et dvergsignal som er plassert på et hovedsignals mast, inngår i en togvei, skal det vise signal ”Kjøring forbudt” når sporavsnitt mellom dvergsignalet og togveiens sluttpunkt er belagt.</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i) For at et dvergsignal skal kunne vise ”Frigitt for lokal skifting”, skal området som dvergsignalet gjelder for være frigitt for lokal skifting, og eventuelle sentralstilte sporsperrer som inngår i området skal være i avlagt posisjon.</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j) For at et dvergsignal skal vise signal ”Varsom kjøring tillatt” eller ”Kjøring tillatt”, skal veisikringsanlegg eller lignende anleggstyper som dvergsignalet er satt i avhengighet til tillate passering av tog.</text:p>
          </table:table-cell>
          <table:table-cell table:number-columns-repeated="1018"/>
        </table:table-row>
        <table:table-row table:style-name="ro17">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k) Dersom et dvergsignal på grunn av feil ikke kan vise signal ”Kjøring tillatt”, ”Varsom kjøring tillatt” eller ”Frigitt for lokal skifting” som samsvarer med forriglingsutrustningen, skal skifteveien løses ut og fastlegges på nytt for at signalet skal kunne vise det opprinnelige signalbildet etter at feilen er utbedret.</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l) Et dvergsignal skal kunne sperres i ”Kjøring forbudt”. </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0.1 Høyt skiftesignal (NSS)</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t høyt skiftesignal skal normalt vise signal ”Skifting forbud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Når et høyt skiftesignal kun er satt opp for å oppheve ”Stopp” i utkjørhovedsignal skal signalet normalt være slukket. </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For at et høyt skiftesignal skal kunne vise signal ”Skifting tillatt” skal det inngå i et område som er frigitt for lokal skifting.</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0.2 Repetersignal (NSS)</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t repetersignal skal dersom ikke følgende krav (b-e) er oppfylt være slukke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t repetersignal skal ikke ha feil som gjør at det ikke er i stand til å vise signal som samsvarer med forriglingsutrustningen.</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For at et repetersignal skal kunne vise signal ”Kjør” skal tilhørende hovedsignal vise signal ”Kjør”.</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Dersom det mellom repetersignalet og det tilhørende hovedsignalet befinner seg en sporveksel som ligger for kjøring i sporvekselens avvikespor, skal repetersignalet vise signal ”Kjør med redusert hastighe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d) For at et repetersignal skal kunne vise signal ”Kjør med redusert hastighet” skal tilhørende hovedsignal vise signal ”Kjør med redusert hastighet”.</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e) For at et repetersignal skal vise signal ”Kjør med redusert hastighet” eller ”Kjør” skal veisikringsanlegg eller lignende anleggstyper som er plassert mellom repetersignalet og tilhørende hovedsignal, tillate passering av tog.</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4.10.3 Togsporsignal (NSS)</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t togsporsignal skal dersom ikke følgende krav (b-e) er oppfylt være slukke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t togsporsignal skal ikke ha feil som gjør at det ikke er i stand til å vise signal som samsvarer med forriglingsutrustningen.</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For at et togsporsignal skal kunne vise signal ”Kjør” skal tilhørende hovedsignal vise signal ”Kjør”.</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Unntak: <text:s text:c="3"/>Dersom det mellom togsporsignalet og det tilhørende hovedsignalet befinner seg en sporveksel som ligger for kjøring i sporvekselens avvikespor, skal togsporsignalet vise signal ”Kjør med redusert hastighe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d) For at et togsporsignal skal kunne vise signal ”Kjør med redusert hastighet”, skal tilhørende hovedsignal vise signal ”Kjør med redusert hastighet”.</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e) For at et togsporsignal skal vise signal ”Kjør” eller ”Kjør med redusert hastighet”, skal veisikringsanlegg eller lignende anleggstyper som er plassert mellom togsporsignalet og tilhørende hovedsignal, tillate passering av tog.</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4.10.4 Middelkontrollampe</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n middelkontrollampe skal dersom ikke følgende krav (b-d) er oppfylt være slukket.</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n middelkontrollampe skal vise signal når tog som kjører i togvei har belagt sporavsnittet foran togveiens sluttpunkt, men hvor toget ikke har passert et definert punkt (for eksempel middel) i togveien med siste aksel.</text:p>
          </table:table-cell>
          <table:table-cell table:number-columns-repeated="1018"/>
        </table:table-row>
        <table:table-row table:style-name="ro3">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En middelkontrollampe skal slukke hvitt blinkende lys når tog som kjører i togvei har belagt sporavsnittet foran togveiens sluttpunkt, og har passert et definert punkt (for eksempel middel) i togveien med siste aksel.</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d) En middelkontrollampe skal avhengig av bruksområdet, kunne settes i slik avhengighet til videre fastlagt togvei at den slukkes når denne stilles.</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0.5 Lyssignal forsiktig kjøring (NSS)</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Lyssignalet forsiktig kjøring skal dersom ikke følgende krav (b-c)) er oppfylt være slukke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t lyssignal forsiktig kjøring skal ikke ha feil som gjør at det ikke er i stand til å vise signal som samsvarer med forriglingsutrustningen.</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For at lyssignalet skal kunne vise signal ”Forsiktig kjøring” skal tilhørende hovedsignal vise signal ”Kjør med redusert hastighet”.</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0.6 Linjesignal (NSS)</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Et linjesignal skal dersom ikke følgende krav (b-c) er oppfylt være slukket.</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Et linjesignal skal ikke ha feil som gjør at det ikke er i stand til å vise signal som samsvarer med forriglingsutrustningen.</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c) For at et linjesignal skal kunne vise signal ”Til angitt linje/sporområde” skal tilhørende hovedsignal vise signal ”Kjør” eller ”Kjør med redusert hastighet”.</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0.7 Lyssignal avvikende kjørehastighet (NSS)</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a) Lyssignalet avvikende kjørehastighet skal dersom ikke følgende krav (b) er oppfylt være slukke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b) For at lyssignalet skal kunne vise signal ”Avvikende kjørehastighet” skal tilhørende hovedsignal vise kjørsignal til spor med avvikende hastighet.</text:p>
          </table:table-cell>
          <table:table-cell table:number-columns-repeated="1018"/>
        </table:table-row>
        <table:table-row table:style-name="ro4">
          <table:table-cell table:style-name="ce5" office:value-type="string" calcext:value-type="string">
            <text:p>Formalia</text:p>
          </table:table-cell>
          <table:table-cell table:style-name="ce5" table:number-columns-repeated="3"/>
          <table:table-cell table:style-name="ce9"/>
          <table:table-cell table:style-name="ce9" office:value-type="string" calcext:value-type="string">
            <text:p>4.11 Sperring</text:p>
          </table:table-cell>
          <table:table-cell table:style-name="ce9" table:number-columns-repeated="2"/>
          <table:table-cell table:style-name="ce5" table:number-columns-repeated="1016"/>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Funksjonen sperring hindrer bruk av objekter i forrigling for å begrense togframføring.</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1.1 Sperring av sporavsnitt</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Sperring av et sporavsnitt skal hindre alle tog- og skifteveier hvor sporavsnittet inngår, samt eventuelle andre tog- og skifteveier hvor sporavsnittet inngår som en del av sikkerhetssonen.</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1.2 Sperring av Hovedsignal (NSS)</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Sperring av Hovedsignal skal kunne utføres slik at signalet ikke kan vise annet enn "stopp".</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1.3 Sperring av Dvergsignal</text:p>
          </table:table-cell>
          <table:table-cell table:number-columns-repeated="1018"/>
        </table:table-row>
        <table:table-row table:style-name="ro10">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Sperring av dvergsignal skal kunne utføres slik at signalet ikke kan vise annet enn "kjøring forbudt".</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1.4 Sperring av Stoppskilt (L2)</text:p>
          </table:table-cell>
          <table:table-cell table:number-columns-repeated="1018"/>
        </table:table-row>
        <table:table-row table:style-name="ro4">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Stoppskilt skal kunne sperres slik at kjøretillatelse ikke kan sendes.</text:p>
          </table:table-cell>
          <table:table-cell table:number-columns-repeated="1018"/>
        </table:table-row>
        <table:table-row table:style-name="ro4">
          <table:table-cell office:value-type="string" calcext:value-type="string">
            <text:p>Formalia</text:p>
          </table:table-cell>
          <table:table-cell table:number-columns-repeated="4"/>
          <table:table-cell office:value-type="string" calcext:value-type="string">
            <text:p>4.11.5 Sperring av Linjeblokk</text:p>
          </table:table-cell>
          <table:table-cell table:number-columns-repeated="1018"/>
        </table:table-row>
        <table:table-row table:style-name="ro9">
          <table:table-cell office:value-type="string" calcext:value-type="string">
            <text:p>Normative</text:p>
          </table:table-cell>
          <table:table-cell table:number-columns-repeated="2"/>
          <table:table-cell office:value-type="string" calcext:value-type="string">
            <text:p>Dynamic</text:p>
          </table:table-cell>
          <table:table-cell/>
          <table:table-cell office:value-type="string" calcext:value-type="string">
            <text:p>Sperring av linjeblokk skal hindre alle togveier på den strekningen som er sperret, samt eventuelle andre tog- og skifteveier hvor strekningen inngår som en del av sikkerhetssonen. </text:p>
          </table:table-cell>
          <table:table-cell table:number-columns-repeated="1018"/>
        </table:table-row>
        <table:table-row table:style-name="ro4">
          <table:table-cell table:style-name="ce6" table:number-columns-repeated="4"/>
          <table:table-cell table:style-name="ce10"/>
          <table:table-cell table:style-name="ce10" office:value-type="string" calcext:value-type="string">
            <text:p>a) En forriglingsutrustning skal ha sikkerhetskritisk funksjon SKF1:</text:p>
          </table:table-cell>
          <table:table-cell table:style-name="ce10" table:number-columns-repeated="2"/>
          <table:table-cell table:style-name="ce6" table:number-columns-repeated="1016"/>
        </table:table-row>
        <table:table-row table:style-name="ro9">
          <table:table-cell office:value-type="string" calcext:value-type="string">
            <text:p>Normative</text:p>
          </table:table-cell>
          <table:table-cell table:number-columns-repeated="4"/>
          <table:table-cell office:value-type="string" calcext:value-type="string">
            <text:p>Forriglingsutrustningen skal sette korrekte utgangssignaler/sende korrekte data til styrte objekter eller RBC, gitt korrekte innsignaler/data inn til forriglingsutrustningen.</text:p>
          </table:table-cell>
          <table:table-cell table:number-columns-repeated="1018"/>
        </table:table-row>
        <table:table-row table:style-name="ro9">
          <table:table-cell office:value-type="string" calcext:value-type="string">
            <text:p>Normative</text:p>
          </table:table-cell>
          <table:table-cell table:number-columns-repeated="4"/>
          <table:table-cell office:value-type="string" calcext:value-type="string">
            <text:p>Delfunksjoner: <text:s text:c="3"/>Forriglingsutrustningen skal ikke gi mindre restriktive beskjeder til et lyssignal eller RBC enn det som er tillatt ut fra forutsetningene.</text:p>
          </table:table-cell>
          <table:table-cell table:number-columns-repeated="1018"/>
        </table:table-row>
        <table:table-row table:style-name="ro10">
          <table:table-cell office:value-type="string" calcext:value-type="string">
            <text:p>Normative</text:p>
          </table:table-cell>
          <table:table-cell table:number-columns-repeated="4"/>
          <table:table-cell office:value-type="string" calcext:value-type="string">
            <text:p><text:s text:c="4"/>Forriglingsutrustningen skal ikke gi ordre til en sporvekselutrustning uten at betingelsene er oppfylt.</text:p>
          </table:table-cell>
          <table:table-cell table:number-columns-repeated="1018"/>
        </table:table-row>
        <table:table-row table:style-name="ro9">
          <table:table-cell office:value-type="string" calcext:value-type="string">
            <text:p>Normative</text:p>
          </table:table-cell>
          <table:table-cell table:number-columns-repeated="4"/>
          <table:table-cell office:value-type="string" calcext:value-type="string">
            <text:p><text:s text:c="4"/>Forriglingsutrustningen skal ikke gi mindre restriktive beskjeder til ATC-infrastrukturutrustningen enn det som er tillatt ut fra forutsetningene.</text:p>
          </table:table-cell>
          <table:table-cell table:number-columns-repeated="1018"/>
        </table:table-row>
        <table:table-row table:style-name="ro10">
          <table:table-cell office:value-type="string" calcext:value-type="string">
            <text:p>Normative</text:p>
          </table:table-cell>
          <table:table-cell table:number-columns-repeated="4"/>
          <table:table-cell office:value-type="string" calcext:value-type="string">
            <text:p><text:s text:c="4"/>Forriglingsutrustningen skal ikke gi mindre restriktive beskjeder til RBC enn det som er tillatt ut fra forutsetningene. </text:p>
          </table:table-cell>
          <table:table-cell table:number-columns-repeated="1018"/>
        </table:table-row>
        <table:table-row table:style-name="ro6">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 THR for den sikkerhetskritiske funksjonen SKF1 skal være lik 10-9 feil/time.</text:p>
          </table:table-cell>
          <table:table-cell table:number-columns-repeated="1018"/>
        </table:table-row>
        <table:table-row table:style-name="ro9">
          <table:table-cell office:value-type="string" calcext:value-type="string">
            <text:p>Normative</text:p>
          </table:table-cell>
          <table:table-cell table:number-columns-repeated="4"/>
          <table:table-cell office:value-type="string" calcext:value-type="string">
            <text:p>c) Forriglingsutrustningen skal være konstruert for minimum å ha kontroll på følgende farer: <text:s text:c="3"/>Mindre restriktiv beskjed til lyssignal eller RBC enn det som er tillatt ut fra forutsetningene.</text:p>
          </table:table-cell>
          <table:table-cell table:number-columns-repeated="1018"/>
        </table:table-row>
        <table:table-row table:style-name="ro10">
          <table:table-cell office:value-type="string" calcext:value-type="string">
            <text:p>Normative</text:p>
          </table:table-cell>
          <table:table-cell table:number-columns-repeated="4"/>
          <table:table-cell office:value-type="string" calcext:value-type="string">
            <text:p><text:s text:c="4"/>Ordre om omlegging av sporveksel eller sporsperre uten at betingelsene er oppfylt.</text:p>
          </table:table-cell>
          <table:table-cell table:number-columns-repeated="1018"/>
        </table:table-row>
        <table:table-row table:style-name="ro10">
          <table:table-cell office:value-type="string" calcext:value-type="string">
            <text:p>Normative</text:p>
          </table:table-cell>
          <table:table-cell table:number-columns-repeated="4"/>
          <table:table-cell office:value-type="string" calcext:value-type="string">
            <text:p><text:s text:c="4"/>(NSS) Mindre restriktiv beskjed til ATC-infrastrukturutrustningen enn det som er tillatt ut fra forutsetningene. </text:p>
          </table:table-cell>
          <table:table-cell table:number-columns-repeated="1018"/>
        </table:table-row>
        <table:table-row table:style-name="ro9">
          <table:table-cell office:value-type="string" calcext:value-type="string">
            <text:p>Normative</text:p>
          </table:table-cell>
          <table:table-cell table:number-columns-repeated="4"/>
          <table:table-cell office:value-type="string" calcext:value-type="string">
            <text:p>d) Eventuelle hjelpesystemer, som for eksempel service-PC, skal være av en slik konstruksjon at feil på hjelpesystemet eller systemets grensesnitt ikke påvirker forriglingsutrustningen. </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En forriglingsutrustning skal ha en tilgjengelighet A ≥ 99.99975 %, det vil si en akkumulert utilgjengelighet UA ≤ 1,3 minutter pr. år.</text:p>
          </table:table-cell>
          <table:table-cell table:number-columns-repeated="1018"/>
        </table:table-row>
        <table:table-row table:style-name="ro9">
          <table:table-cell office:value-type="string" calcext:value-type="string">
            <text:p>Normative</text:p>
          </table:table-cell>
          <table:table-cell table:number-columns-repeated="4"/>
          <table:table-cell office:value-type="string" calcext:value-type="string">
            <text:p>b) Reparasjon eller utbytting og justering av en funksjonsenhet slik at den igjen fungerer korrekt, skal kunne utføres på maksimalt 15 minutter, det vil si MRT ≤ 15 minutter. </text:p>
          </table:table-cell>
          <table:table-cell table:number-columns-repeated="1018"/>
        </table:table-row>
        <table:table-row table:style-name="ro10">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a) Forriglingsutrustning skal ha en gjennomsnittlig tid mellom feil - MTBF ≥ 100 000 timer.</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b) Forriglingsutrustning skal ha en levetid på minimum 25 år. </text:p>
          </table:table-cell>
          <table:table-cell table:number-columns-repeated="1018"/>
        </table:table-row>
        <table:table-row table:style-name="ro10">
          <table:table-cell office:value-type="string" calcext:value-type="string">
            <text:p>Normative</text:p>
          </table:table-cell>
          <table:table-cell table:number-columns-repeated="4"/>
          <table:table-cell office:value-type="string" calcext:value-type="string">
            <text:p>a) Forriglingsutrustningen skal bestå av veldefinerte funksjonsenheter slik at hele funksjonsenheter kan byttes i forbindelse med vedlikehold.</text:p>
          </table:table-cell>
          <table:table-cell table:number-columns-repeated="1018"/>
        </table:table-row>
        <table:table-row table:style-name="ro9">
          <table:table-cell office:value-type="string" calcext:value-type="string">
            <text:p>Normative</text:p>
          </table:table-cell>
          <table:table-cell table:number-columns-repeated="4"/>
          <table:table-cell office:value-type="string" calcext:value-type="string">
            <text:p>b) Funksjonsenheter som inneholder slitedetaljer, skal være konstruert slik at disse kan overvåkes/inspiseres og skiftes i sammenheng med ordinært forebyggende vedlikehold.</text:p>
          </table:table-cell>
          <table:table-cell table:number-columns-repeated="1018"/>
        </table:table-row>
        <table:table-row table:style-name="ro4">
          <table:table-cell office:value-type="string" calcext:value-type="string">
            <text:p>Normative</text:p>
          </table:table-cell>
          <table:table-cell table:number-columns-repeated="3"/>
          <table:table-cell office:value-type="string" calcext:value-type="string">
            <text:p>Yes</text:p>
          </table:table-cell>
          <table:table-cell office:value-type="string" calcext:value-type="string">
            <text:p>c) Vekt for utbyttbare funksjonsenheter skal ikke overstige 15 kg. </text:p>
          </table:table-cell>
          <table:table-cell table:number-columns-repeated="1018"/>
        </table:table-row>
        <table:table-row table:style-name="ro4" table:number-rows-repeated="1048194">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Sheet1.A1:Sheet1.A2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47:15.9421829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09:53:15.351805280</meta:creation-date>
    <dc:date>2017-04-11T15:54:09.784755841</dc:date>
    <meta:editing-duration>PT6H34M34S</meta:editing-duration>
    <meta:editing-cycles>317</meta:editing-cycles>
    <meta:generator>LibreOffice/5.1.4.2$Linux_X86_64 LibreOffice_project/10m0$Build-2</meta:generator>
    <meta:document-statistic meta:table-count="1" meta:cell-count="1025" meta:object-count="0"/>
  </office:meta>
</office:document-meta>
</file>